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63.15pt"/>
    </style:style>
    <style:style style:name="co2" style:family="table-column">
      <style:table-column-properties fo:break-before="auto" style:column-width="170.59pt"/>
    </style:style>
    <style:style style:name="co3" style:family="table-column">
      <style:table-column-properties fo:break-before="auto" style:column-width="119.65pt"/>
    </style:style>
    <style:style style:name="co4" style:family="table-column">
      <style:table-column-properties fo:break-before="auto" style:column-width="202.3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61.36pt" fo:break-before="auto" style:use-optimal-row-height="true"/>
    </style:style>
    <style:style style:name="ro3" style:family="table-row">
      <style:table-row-properties style:row-height="80.45pt" fo:break-before="auto" style:use-optimal-row-height="true"/>
    </style:style>
    <style:style style:name="ro4" style:family="table-row">
      <style:table-row-properties style:row-height="165pt" fo:break-before="auto" style:use-optimal-row-height="true"/>
    </style:style>
    <style:style style:name="ro5" style:family="table-row">
      <style:table-row-properties style:row-height="215.46pt" fo:break-before="auto" style:use-optimal-row-height="true"/>
    </style:style>
    <style:style style:name="ro6" style:family="table-row">
      <style:table-row-properties style:row-height="328.59pt" fo:break-before="auto" style:use-optimal-row-height="true"/>
    </style:style>
    <style:style style:name="ro7" style:family="table-row">
      <style:table-row-properties style:row-height="394.04pt" fo:break-before="auto" style:use-optimal-row-height="true"/>
    </style:style>
    <style:style style:name="ro8" style:family="table-row">
      <style:table-row-properties style:row-height="316.35pt" fo:break-before="auto" style:use-optimal-row-height="true"/>
    </style:style>
    <style:style style:name="ro9" style:family="table-row">
      <style:table-row-properties style:row-height="415.9pt" fo:break-before="auto" style:use-optimal-row-height="true"/>
    </style:style>
    <style:style style:name="ro10" style:family="table-row">
      <style:table-row-properties style:row-height="143.15pt" fo:break-before="auto" style:use-optimal-row-height="true"/>
    </style:style>
    <style:style style:name="ro11" style:family="table-row">
      <style:table-row-properties style:row-height="339.51pt" fo:break-before="auto" style:use-optimal-row-height="true"/>
    </style:style>
    <style:style style:name="ro12" style:family="table-row">
      <style:table-row-properties style:row-height="405.01pt" fo:break-before="auto" style:use-optimal-row-height="true"/>
    </style:style>
    <style:style style:name="ro13" style:family="table-row">
      <style:table-row-properties style:row-height="186.8pt" fo:break-before="auto" style:use-optimal-row-height="true"/>
    </style:style>
    <style:style style:name="ro14" style:family="table-row">
      <style:table-row-properties style:row-height="448.61pt" fo:break-before="auto" style:use-optimal-row-height="true"/>
    </style:style>
    <style:style style:name="ro15" style:family="table-row">
      <style:table-row-properties style:row-height="350.45pt" fo:break-before="auto" style:use-optimal-row-height="true"/>
    </style:style>
    <style:style style:name="ro16" style:family="table-row">
      <style:table-row-properties style:row-height="263.14pt" fo:break-before="auto" style:use-optimal-row-height="true"/>
    </style:style>
    <style:style style:name="ro17" style:family="table-row">
      <style:table-row-properties style:row-height="372.25pt" fo:break-before="auto" style:use-optimal-row-height="true"/>
    </style:style>
    <style:style style:name="ro18" style:family="table-row">
      <style:table-row-properties style:row-height="113.84pt" fo:break-before="auto" style:use-optimal-row-height="true"/>
    </style:style>
    <style:style style:name="ro19" style:family="table-row">
      <style:table-row-properties style:row-height="451.36pt" fo:break-before="auto" style:use-optimal-row-height="true"/>
    </style:style>
    <style:style style:name="ro20" style:family="table-row">
      <style:table-row-properties style:row-height="424.06pt" fo:break-before="auto" style:use-optimal-row-height="false"/>
    </style:style>
    <style:style style:name="ro21" style:family="table-row">
      <style:table-row-properties style:row-height="263.31pt" fo:break-before="auto" style:use-optimal-row-height="false"/>
    </style:style>
    <style:style style:name="ro22" style:family="table-row">
      <style:table-row-properties style:row-height="221.24pt" fo:break-before="auto" style:use-optimal-row-height="false"/>
    </style:style>
    <style:style style:name="ro23" style:family="table-row">
      <style:table-row-properties style:row-height="105pt" fo:break-before="auto" style:use-optimal-row-height="false"/>
    </style:style>
    <style:style style:name="ro24" style:family="table-row">
      <style:table-row-properties style:row-height="371.25pt" fo:break-before="auto" style:use-optimal-row-height="false"/>
    </style:style>
    <style:style style:name="ro25" style:family="table-row">
      <style:table-row-properties style:row-height="187.51pt" fo:break-before="auto" style:use-optimal-row-height="false"/>
    </style:style>
    <style:style style:name="ro26" style:family="table-row">
      <style:table-row-properties style:row-height="142.5pt" fo:break-before="auto" style:use-optimal-row-height="false"/>
    </style:style>
    <style:style style:name="ro27" style:family="table-row">
      <style:table-row-properties style:row-height="137.06pt" fo:break-before="auto" style:use-optimal-row-height="false"/>
    </style:style>
    <style:style style:name="ro28" style:family="table-row">
      <style:table-row-properties style:row-height="237.91pt" fo:break-before="auto" style:use-optimal-row-height="false"/>
    </style:style>
    <style:style style:name="ro29" style:family="table-row">
      <style:table-row-properties style:row-height="165.49pt" fo:break-before="auto" style:use-optimal-row-height="false"/>
    </style:style>
    <style:style style:name="ro30" style:family="table-row">
      <style:table-row-properties style:row-height="284.46pt" fo:break-before="auto" style:use-optimal-row-height="false"/>
    </style:style>
    <style:style style:name="ro31" style:family="table-row">
      <style:table-row-properties style:row-height="248.26pt" fo:break-before="auto" style:use-optimal-row-height="false"/>
    </style:style>
    <style:style style:name="ro32" style:family="table-row">
      <style:table-row-properties style:row-height="217.19pt" fo:break-before="auto" style:use-optimal-row-height="false"/>
    </style:style>
    <style:style style:name="ro33" style:family="table-row">
      <style:table-row-properties style:row-height="180.99pt" fo:break-before="auto" style:use-optimal-row-height="false"/>
    </style:style>
    <style:style style:name="ro34" style:family="table-row">
      <style:table-row-properties style:row-height="211.24pt" fo:break-before="auto" style:use-optimal-row-height="false"/>
    </style:style>
    <style:style style:name="ro35" style:family="table-row">
      <style:table-row-properties style:row-height="93.49pt" fo:break-before="auto" style:use-optimal-row-height="false"/>
    </style:style>
    <style:style style:name="ro36" style:family="table-row">
      <style:table-row-properties style:row-height="193.75pt" fo:break-before="auto" style:use-optimal-row-height="false"/>
    </style:style>
    <style:style style:name="ro37" style:family="table-row">
      <style:table-row-properties style:row-height="17.35pt" fo:break-before="auto" style:use-optimal-row-height="true"/>
    </style:style>
    <style:style style:name="ro38" style:family="table-row">
      <style:table-row-properties style:row-height="75pt" fo:break-before="auto" style:use-optimal-row-height="false"/>
    </style:style>
    <style:style style:name="ro39" style:family="table-row">
      <style:table-row-properties style:row-height="47.71pt" fo:break-before="auto" style:use-optimal-row-height="true"/>
    </style:style>
    <style:style style:name="ro40" style:family="table-row">
      <style:table-row-properties style:row-height="53.8pt" fo:break-before="auto" style:use-optimal-row-height="false"/>
    </style:style>
    <style:style style:name="ro41" style:family="table-row">
      <style:table-row-properties style:row-height="73.19pt" fo:break-before="auto" style:use-optimal-row-height="false"/>
    </style:style>
    <style:style style:name="ro42" style:family="table-row">
      <style:table-row-properties style:row-height="54.71pt" fo:break-before="auto" style:use-optimal-row-height="false"/>
    </style:style>
    <style:style style:name="ro43" style:family="table-row">
      <style:table-row-properties style:row-height="94.05pt" fo:break-before="auto" style:use-optimal-row-height="true"/>
    </style:style>
    <style:style style:name="ro44" style:family="table-row">
      <style:table-row-properties style:row-height="316.66pt" fo:break-before="auto" style:use-optimal-row-height="false"/>
    </style:style>
    <style:style style:name="ro45" style:family="table-row">
      <style:table-row-properties style:row-height="159.99pt" fo:break-before="auto" style:use-optimal-row-height="false"/>
    </style:style>
    <style:style style:name="ro46" style:family="table-row">
      <style:table-row-properties style:row-height="117.24pt" fo:break-before="auto" style:use-optimal-row-height="true"/>
    </style:style>
    <style:style style:name="ro47" style:family="table-row">
      <style:table-row-properties style:row-height="151.65pt" fo:break-before="auto" style:use-optimal-row-height="false"/>
    </style:style>
    <style:style style:name="ro48" style:family="table-row">
      <style:table-row-properties style:row-height="140pt" fo:break-before="auto" style:use-optimal-row-height="false"/>
    </style:style>
    <style:style style:name="ro49" style:family="table-row">
      <style:table-row-properties style:row-height="221.56pt" fo:break-before="auto" style:use-optimal-row-height="true"/>
    </style:style>
    <style:style style:name="ro50" style:family="table-row">
      <style:table-row-properties style:row-height="244.74pt" fo:break-before="auto" style:use-optimal-row-height="true"/>
    </style:style>
    <style:style style:name="ro51" style:family="table-row">
      <style:table-row-properties style:row-height="198.4pt" fo:break-before="auto" style:use-optimal-row-height="true"/>
    </style:style>
    <style:style style:name="ro52" style:family="table-row">
      <style:table-row-properties style:row-height="233.15pt" fo:break-before="auto" style:use-optimal-row-height="true"/>
    </style:style>
    <style:style style:name="ro53" style:family="table-row">
      <style:table-row-properties style:row-height="151.99pt" fo:break-before="auto" style:use-optimal-row-height="true"/>
    </style:style>
    <style:style style:name="ro54" style:family="table-row">
      <style:table-row-properties style:row-height="163.59pt" fo:break-before="auto" style:use-optimal-row-height="true"/>
    </style:style>
    <style:style style:name="ro55" style:family="table-row">
      <style:table-row-properties style:row-height="148.31pt" fo:break-before="auto" style:use-optimal-row-height="false"/>
    </style:style>
    <style:style style:name="ro56" style:family="table-row">
      <style:table-row-properties style:row-height="146.64pt" fo:break-before="auto" style:use-optimal-row-height="false"/>
    </style:style>
    <style:style style:name="ro57" style:family="table-row">
      <style:table-row-properties style:row-height="131.64pt" fo:break-before="auto" style:use-optimal-row-height="false"/>
    </style:style>
    <style:style style:name="ro58" style:family="table-row">
      <style:table-row-properties style:row-height="183.29pt" fo:break-before="auto" style:use-optimal-row-height="false"/>
    </style:style>
    <style:style style:name="ro59" style:family="table-row">
      <style:table-row-properties style:row-height="143.29pt" fo:break-before="auto" style:use-optimal-row-height="false"/>
    </style:style>
    <style:style style:name="ro60" style:family="table-row">
      <style:table-row-properties style:row-height="121.66pt" fo:break-before="auto" style:use-optimal-row-height="false"/>
    </style:style>
    <style:style style:name="ro61" style:family="table-row">
      <style:table-row-properties style:row-height="102.95pt" fo:break-before="auto" style:use-optimal-row-height="true"/>
    </style:style>
    <style:style style:name="ro62" style:family="table-row">
      <style:table-row-properties style:row-height="36.11pt" fo:break-before="auto" style:use-optimal-row-height="true"/>
    </style:style>
    <style:style style:name="ro63" style:family="table-row">
      <style:table-row-properties style:row-height="24.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0">
      <style:text-properties fo:font-size="14pt" style:font-size-asian="14pt" style:font-size-complex="14pt"/>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ext-properties fo:font-size="14pt" style:font-size-asian="14pt" style:font-size-complex="14pt"/>
    </style:style>
    <style:style style:name="ce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Default"/>
        <table:table-column table:style-name="co5" table:default-cell-style-name="Default"/>
        <table:table-row table:style-name="ro1">
          <table:table-cell office:value-type="string" calcext:value-type="string">
            <text:p>Multipoint assay </text:p>
          </table:table-cell>
          <table:table-cell table:number-columns-repeated="2"/>
          <table:table-cell table:style-name="ce7"/>
          <table:table-cell office:value-type="string" calcext:value-type="string">
            <text:p>YES/ NO change in temperature niche </text:p>
          </table:table-cell>
        </table:table-row>
        <table:table-row table:style-name="ro1">
          <table:table-cell office:value-type="string" calcext:value-type="string">
            <text:p>Paper title</text:p>
          </table:table-cell>
          <table:table-cell office:value-type="string" calcext:value-type="string">
            <text:p>paper reference</text:p>
          </table:table-cell>
          <table:table-cell office:value-type="string" calcext:value-type="string">
            <text:p>response</text:p>
          </table:table-cell>
          <table:table-cell table:style-name="ce7" office:value-type="string" calcext:value-type="string">
            <text:p>change in mean /variance of temperature</text:p>
          </table:table-cell>
          <table:table-cell/>
        </table:table-row>
        <table:table-row table:style-name="ro2">
          <table:table-cell office:value-type="string" calcext:value-type="string">
            <text:p>A Drosophila laboratory evolution experiment points to low evolutionary potential under increased temperatures likely to be experienced in the future</text:p>
          </table:table-cell>
          <table:table-cell office:value-type="string" calcext:value-type="string">
            <text:p>Schou et al., 2014</text:p>
          </table:table-cell>
          <table:table-cell office:value-type="string" calcext:value-type="string">
            <text:p>No significant differentiation across generations andbetween ramping and control regimes in egg-to-adultviability across generations was detected at high temper-atures There was a significant decrease in fecundity acrossgenerations and thus across test temperatures for all replicate populations How-ever, no significant differentiation between replicatepopulations from control and ramping regimes wasdetected in fecundity assessed at high temperatures,neither across all generations Significantlyhigher desiccation resistance was detected in the repli-cate populations exposed to increasing temperatures Thereplicate control populations were significantly moreheat resistant than the replicate ramping populations ingeneration 20</text:p>
          </table:table-cell>
          <table:table-cell table:style-name="ce7" office:value-type="string" calcext:value-type="string">
            <text:p>Change in mean</text:p>
          </table:table-cell>
          <table:table-cell office:value-type="string" calcext:value-type="string">
            <text:p>YES</text:p>
          </table:table-cell>
        </table:table-row>
        <table:table-row table:style-name="ro3">
          <table:table-cell office:value-type="string" calcext:value-type="string">
            <text:p>Adaptation of phytoplankton to a decade of experimental warming linked to increased photosynthesis</text:p>
          </table:table-cell>
          <table:table-cell office:value-type="string" calcext:value-type="string">
            <text:p>(Schaum et al., 2017)</text:p>
          </table:table-cell>
          <table:table-cell office:value-type="string" calcext:value-type="string">
            <text:p>increased rates of cellular net photosynthesis ,, maximum growth rate</text:p>
            <text:p>was achieved at higher temperatures for isolates from the warmed</text:p>
            <text:p>mesocosms</text:p>
          </table:table-cell>
          <table:table-cell table:style-name="ce7" office:value-type="string" calcext:value-type="string">
            <text:p>change in mean and variance</text:p>
          </table:table-cell>
          <table:table-cell office:value-type="string" calcext:value-type="string">
            <text:p>YES</text:p>
          </table:table-cell>
        </table:table-row>
        <table:table-row table:style-name="ro4">
          <table:table-cell office:value-type="string" calcext:value-type="string">
            <text:p>Adaptation to Fluctuating Temperatures in an RNA Virus</text:p>
            <text:p>Is Driven by the Most Stringent Selective Pressure</text:p>
          </table:table-cell>
          <table:table-cell office:value-type="string" calcext:value-type="string">
            <text:p>(Arribas et al., 2014)</text:p>
          </table:table-cell>
          <table:table-cell office:value-type="string" calcext:value-type="string">
            <text:p>All populations gained small fitness gains at 37 degrees , 30 degree populations did not show significant increase in population size ,while 43 degree populations showed significant increase but loss in fitness at 30 degrees , the fast and slow fluctuating populations were similar in fitness trajectories as the 43 degree evolved lines</text:p>
          </table:table-cell>
          <table:table-cell table:style-name="ce7" office:value-type="string" calcext:value-type="string">
            <text:p>change in mean fitness</text:p>
          </table:table-cell>
          <table:table-cell office:value-type="string" calcext:value-type="string">
            <text:p>YES</text:p>
          </table:table-cell>
        </table:table-row>
        <table:table-row table:style-name="ro5">
          <table:table-cell office:value-type="string" calcext:value-type="string">
            <text:p>Adaptation to fluctuations in temperature by nine species of bacteria</text:p>
          </table:table-cell>
          <table:table-cell office:value-type="string" calcext:value-type="string">
            <text:p>(Saarinen et al., 2018)</text:p>
          </table:table-cell>
          <table:table-cell office:value-type="string" calcext:value-type="string">
            <text:p>overall fluctuation-adapted bacterial clones were able to attain higher yield at fluctuating temperature than strains evolved in constant environment s. When</text:p>
            <text:p>clones were assessed in constant conditions, the only difference between the evolution treatments was that the clones that had evolved</text:p>
            <text:p>at constant 30°C had better growth rate at constant 30°C (Table 2A,</text:p>
            <text:p>Figure 4) than the clones evolved in fluctuating environment.</text:p>
          </table:table-cell>
          <table:table-cell table:style-name="ce7" office:value-type="string" calcext:value-type="string">
            <text:p>increase in the niche width</text:p>
          </table:table-cell>
          <table:table-cell office:value-type="string" calcext:value-type="string">
            <text:p>YES</text:p>
          </table:table-cell>
        </table:table-row>
        <table:table-row table:style-name="ro6">
          <table:table-cell office:value-type="string" calcext:value-type="string">
            <text:p>Adaptation to temperature stress by Vibrio fischeri facilitates this microbe’s symbiosis with the Hawaiian bobtail squid (Euprymna scolopes)</text:p>
          </table:table-cell>
          <table:table-cell office:value-type="string" calcext:value-type="string">
            <text:p>(Cohen et al., 2019)</text:p>
          </table:table-cell>
          <table:table-cell office:value-type="string" calcext:value-type="string">
            <text:p>V. fischeri successfully adapted to these extreme temperatures and their fluctuations (Table 2). Moreover, there was no significant adaptation to the benign temperatures 21°C and 28°C. Relative symmetry, skewness, and kurtosis of V. fischeri’s growth distribution along a temperature gradient changed as an evolutionary</text:p>
            <text:p>response to temperature stress,,,, The growth</text:p>
            <text:p>distribution of the heat specialists is especially negatively skewed, the squid possessed a transitive relationship: heat specialists &gt;</text:p>
            <text:p>temp generalists &gt; cold specialists &gt; ancestors = centrists = optimists &gt; axenic animals (Fig. 1A). Squid bioluminescence levels</text:p>
            <text:p>also mirrored these relationships. T</text:p>
          </table:table-cell>
          <table:table-cell table:style-name="ce9"/>
          <table:table-cell office:value-type="string" calcext:value-type="string">
            <text:p>YES</text:p>
          </table:table-cell>
        </table:table-row>
        <table:table-row table:style-name="ro7">
          <table:table-cell office:value-type="string" calcext:value-type="string">
            <text:p>Adaptive microevolutionary responses to simulated global warming in Simocephalus vetulus: a mesocosm study</text:p>
          </table:table-cell>
          <table:table-cell office:value-type="string" calcext:value-type="string">
            <text:p>(Van Doorslaer et al., 2007)</text:p>
          </table:table-cell>
          <table:table-cell office:value-type="string" calcext:value-type="string">
            <text:p>Performance as measured by r of surviving animals was highest at 26 1C, suggesting that at this temperature population growth rate may potentially be high. However, only clones isolated from the heated mesocosms (A2150% treatment) combined a high survival with a high performance in terms of development rate and clutch size. For clones obtained from the unheated control mesocosm temperature treatment (ambient), survival was highest at 22 1C and very low at 26 1C. Moreover, at the lowest and intermediate incubation temperatures, the performance of the animals increased going from the first to the second generation, while the opposite occurred at 26 1C. This suggests that for the clones living at the current temperature regime, 22 1C is the more optimal temperature and that living at 26 1C is stressful.</text:p>
          </table:table-cell>
          <table:table-cell table:style-name="ce7" office:value-type="string" calcext:value-type="string">
            <text:p>changes in means of performance</text:p>
          </table:table-cell>
          <table:table-cell office:value-type="string" calcext:value-type="string">
            <text:p>YES</text:p>
          </table:table-cell>
        </table:table-row>
        <table:table-row table:style-name="ro8">
          <table:table-cell office:value-type="string" calcext:value-type="string">
            <text:p>Antagonistic coevolution limits population persistence of a virus in a thermally deteriorating environment</text:p>
          </table:table-cell>
          <table:table-cell office:value-type="string" calcext:value-type="string">
            <text:p>(Zhang and Buckling, 2011)</text:p>
          </table:table-cell>
          <table:table-cell office:value-type="string" calcext:value-type="string">
            <text:p>temperature-elevated</text:p>
            <text:p>environment, all coevolution phage lines went extinct with the earliest</text:p>
            <text:p>extinction events occurring between transfer 8 (29.4 C) and</text:p>
            <text:p>10 (29.8 C). evolved populations had a significantly positive</text:p>
            <text:p>(one-sample t-test, P &lt; 0.05) growth rate at 31 C after a 2-day</text:p>
            <text:p>acclimation either at 28 C (number of doublings per transfer:</text:p>
            <text:p>2.3 ± 0.46) or at 31 C (number of doublings: 9.6 ± 0.36).</text:p>
            <text:p>By contrast, the ancestral phage had a negative growth rate after</text:p>
            <text:p>28 C acclimation (number of doublings: )7.4 ± 0.90; P = 0.014) and</text:p>
            <text:p>a zero growth rate after 31 C acclimation</text:p>
          </table:table-cell>
          <table:table-cell table:style-name="ce7" office:value-type="string" calcext:value-type="string">
            <text:p>niche width increased</text:p>
          </table:table-cell>
          <table:table-cell office:value-type="string" calcext:value-type="string">
            <text:p>YES</text:p>
          </table:table-cell>
        </table:table-row>
        <table:table-row table:style-name="ro9">
          <table:table-cell office:value-type="string" calcext:value-type="string">
            <text:p>Changes in growth parameters of Pseudomonas pseudoalcaligenes after ten months culturing at increasing temperature</text:p>
          </table:table-cell>
          <table:table-cell office:value-type="string" calcext:value-type="string">
            <text:p>(Shi and Xia, 2003)</text:p>
          </table:table-cell>
          <table:table-cell office:value-type="string" calcext:value-type="string">
            <text:p>The maximum yield (A): culturing the clones at increasing tem-</text:p>
            <text:p>perature for 10 months allows the clones to reach a sig-</text:p>
            <text:p>ni¢cantly higher maximum yield at the originally stressful</text:p>
            <text:p>temperature of 45°C, the ancestors and controls showed lower A value at 45°C, also as far as the maximum yield</text:p>
            <text:p>was concerned, a gain at 45°C did not imply a loss at</text:p>
            <text:p>35°C The maximum growth rate (W m ):culturing the</text:p>
            <text:p>clones at increasing temperature allowed the clones to be-</text:p>
            <text:p>come increasingly adaptive to growing at 45‡C,far as W m was concerned, a</text:p>
            <text:p>gain at 45‡C did not imply a loss at 35‡C, consistent with</text:p>
            <text:p>the estimated A values The lag time (V):as far as the V value was con-</text:p>
            <text:p>cerned, a reduction of the lag time at 45‡C did not imply</text:p>
            <text:p>an increase of the lag time at 35‡C.</text:p>
          </table:table-cell>
          <table:table-cell table:style-name="ce7" office:value-type="string" calcext:value-type="string">
            <text:p>Niche width increases</text:p>
          </table:table-cell>
          <table:table-cell office:value-type="string" calcext:value-type="string">
            <text:p>YES</text:p>
          </table:table-cell>
        </table:table-row>
        <table:table-row table:style-name="ro10">
          <table:table-cell office:value-type="string" calcext:value-type="string">
            <text:p>Chromosomal Analysis of Heat-Shock Tolerance in Drosophila-Melanogaster Evolving at Different Temperatures in the Laboratory</text:p>
          </table:table-cell>
          <table:table-cell office:value-type="string" calcext:value-type="string">
            <text:p>(Cavicchi et al., 1995)</text:p>
          </table:table-cell>
          <table:table-cell office:value-type="string" calcext:value-type="string">
            <text:p>Flies that have been evolving at 18°C have a lower threshold for inducing thermotolerance than do flies evolving at 25°C. Flies evolving at 28°C seem to have lost the capacity for induced thermotolerance, but show increased thermosensitivity fol- lowing heat pretreatment at 43°C.</text:p>
          </table:table-cell>
          <table:table-cell table:style-name="ce9"/>
          <table:table-cell office:value-type="string" calcext:value-type="string">
            <text:p>YES</text:p>
          </table:table-cell>
        </table:table-row>
        <table:table-row table:style-name="ro11">
          <table:table-cell office:value-type="string" calcext:value-type="string">
            <text:p>Continuous selection pressure to improve temperature acclimation of Tisochrysis lutea</text:p>
          </table:table-cell>
          <table:table-cell office:value-type="string" calcext:value-type="string">
            <text:p>(Bonnefond et al., 2017)</text:p>
          </table:table-cell>
          <table:table-cell office:value-type="string" calcext:value-type="string">
            <text:p>theoretical growth rate of the initial strain W2X calculated for the</text:p>
            <text:p>experimental temperature conditions (Eq 4), decreased with the amplitude of temperature</text:p>
            <text:p>Variations the growth rates mea-</text:p>
            <text:p>sured in the batch fedstrain in selectiostat were significantly higher than the theoretical growth rate com-</text:p>
            <text:p>puted for the parameters of the initial strain. increase in the thermal niche</text:p>
            <text:p>was also concomitant to an increase in the maximum growth rate and associated to impor-</text:p>
            <text:p>tant physiological changes similar to a ‘cold-temperature’ acclimation increase in growth rate coincided with an increase in the thermal</text:p>
            <text:p>niche (+11% and +22% respectively for final STurb and SFb strains</text:p>
          </table:table-cell>
          <table:table-cell table:style-name="ce7" office:value-type="string" calcext:value-type="string">
            <text:p>Niche width increases</text:p>
          </table:table-cell>
          <table:table-cell office:value-type="string" calcext:value-type="string">
            <text:p>YES</text:p>
          </table:table-cell>
        </table:table-row>
        <table:table-row table:style-name="ro1">
          <table:table-cell office:value-type="string" calcext:value-type="string">
            <text:p>Different selective pressures lead to different genomic outcomes as newly-formed hybrid yeasts evolve</text:p>
          </table:table-cell>
          <table:table-cell office:value-type="string" calcext:value-type="string">
            <text:p>(Piotrowski et al., 2012)</text:p>
          </table:table-cell>
          <table:table-cell table:style-name="ce9" table:number-columns-repeated="2"/>
          <table:table-cell/>
        </table:table-row>
        <table:table-row table:style-name="ro2">
          <table:table-cell office:value-type="string" calcext:value-type="string">
            <text:p>Different tradeoffs result from alternate genetic</text:p>
            <text:p>adaptations to a common environment</text:p>
          </table:table-cell>
          <table:table-cell office:value-type="string" calcext:value-type="string">
            <text:p>(Rodriguez-Verdugo et al., 2014)</text:p>
          </table:table-cell>
          <table:table-cell office:value-type="string" calcext:value-type="string">
            <text:p>detect 2.7% and</text:p>
            <text:p>9.0% decreases in relative fitness at 37 °C and 20 °C, respectively,</text:p>
            <text:p>across the combined sample of 114 clones , results support previous conclusions that</text:p>
            <text:p>thermal tradeoffs are general but not universal, At the upper end of the thermal niche, most (&gt;95%) of</text:p>
            <text:p>the clones persist at 45 °C, signaling an expansion of their niche</text:p>
            <text:p>at least 2 °C beyond that of the ancestor, 52 % clones showed niche expansion with not very significant tradeoff in relative fitness(they only show some tradeoff at 20 °C but not at 37 °C, remaining subset of 48% clones has shifted, rather than</text:p>
            <text:p>expanded, their thermal niche by increasing both their upper and</text:p>
            <text:p>lower thermal limits, only one clone (#107) has re-</text:p>
            <text:p>duced thermal range</text:p>
          </table:table-cell>
          <table:table-cell table:style-name="ce7" office:value-type="string" calcext:value-type="string">
            <text:p>niche width increases or niche shifts</text:p>
          </table:table-cell>
          <table:table-cell office:value-type="string" calcext:value-type="string">
            <text:p>YES</text:p>
          </table:table-cell>
        </table:table-row>
        <table:table-row table:style-name="ro12">
          <table:table-cell office:value-type="string" calcext:value-type="string">
            <text:p>Evolutionary Response of Escherichia-Coli to Thermal-Stress</text:p>
          </table:table-cell>
          <table:table-cell office:value-type="string" calcext:value-type="string">
            <text:p>(Lenski and Bennett, 1993)</text:p>
          </table:table-cell>
          <table:table-cell office:value-type="string" calcext:value-type="string">
            <text:p>e thermal niche of the</text:p>
            <text:p>ancestral clone ranges from about 19?C to just over 42?C, evolutionary adaptation was fastest in the stressful regime, followed by</text:p>
            <text:p>the novel but nonstressful environment, with the rate of improvement slowest in</text:p>
            <text:p>the continuation of the ancestral regim, conclude that trade-offs in performance a tnonstressful temperatures were</text:p>
            <text:p>not a necessary or even a typical consequence of adaptation to the stressful</text:p>
            <text:p>high-temperature regim, the upper boundary of the thermal niche changed very little, if at all,</text:p>
            <text:p>in the 42?C treatment group (Bennett and Lenski 1993). None of the six lines in</text:p>
            <text:p>this group could persist at about 44?C,,,t evolutionary adaptation to the stressful environment in our experimental system produced little or no improvement inthe organism's ability to handle still more stressful environmen</text:p>
          </table:table-cell>
          <table:table-cell table:style-name="ce7" office:value-type="string" calcext:value-type="string">
            <text:p>niche width increased in most lines with just one line shifting its niche</text:p>
          </table:table-cell>
          <table:table-cell office:value-type="string" calcext:value-type="string">
            <text:p>YES</text:p>
          </table:table-cell>
        </table:table-row>
        <table:table-row table:style-name="ro13">
          <table:table-cell office:value-type="string" calcext:value-type="string">
            <text:p>Experimental Evolution in Coral Photosymbionts as a Tool to Increase Thermal Tolerance</text:p>
          </table:table-cell>
          <table:table-cell office:value-type="string" calcext:value-type="string">
            <text:p>(Chakravarti and van Oppen, 2018)</text:p>
          </table:table-cell>
          <table:table-cell office:value-type="string" calcext:value-type="string">
            <text:p>three of the five Symbiodinium types</text:p>
            <text:p>showed signs of a stable adaptive change; two thermally-derived</text:p>
            <text:p>populations of type A3c at 30 ◦ C, one of type G3 at 31 ◦ C</text:p>
            <text:p>and one of type F1 at 34 ◦ C after only 41–69 generations at</text:p>
            <text:p>elevated temperature showed increased performance at elevated</text:p>
            <text:p>temperatures compared to the respective WT cultures.</text:p>
          </table:table-cell>
          <table:table-cell table:style-name="ce7" office:value-type="string" calcext:value-type="string">
            <text:p>cannot be determined</text:p>
          </table:table-cell>
          <table:table-cell office:value-type="string" calcext:value-type="string">
            <text:p>YES</text:p>
          </table:table-cell>
        </table:table-row>
        <table:table-row table:style-name="ro14">
          <table:table-cell office:value-type="string" calcext:value-type="string">
            <text:p>Swift thermal reaction norm evolution in a key marine phytoplankton species</text:p>
          </table:table-cell>
          <table:table-cell office:value-type="string" calcext:value-type="string">
            <text:p>(Listmann et al., 2016)</text:p>
          </table:table-cell>
          <table:table-cell office:value-type="string" calcext:value-type="string">
            <text:p>T opt differed by 0.7°C on average between the low- and</text:p>
            <text:p>high-temperature selection treatments (Fig. 3), being 21–</text:p>
            <text:p>21.5°C in the former and 22°C in the latter, In the high-temperature selection</text:p>
            <text:p>treatments, T max reached 28.5–29°C regardless of pCO 2</text:p>
            <text:p>level (Fig. 3). However, in the low-temperature selection treatments, T max varied by 2°C depending on pCO 2 level</text:p>
            <text:p>(Fig. 4). At 400 latm (control), T max was nearly 28°C, but</text:p>
            <text:p>this decreased by 1°C at 1100 latm and 2°C at 2200 latm</text:p>
            <text:p>(Fig. 3). , maximum growth rate u max decreased more</text:p>
            <text:p>strongly with increasing pCO 2 at 15°C (by nearly 0.2 per</text:p>
            <text:p>day at 2200 latm relative to 400 latm) than at 26.3°C (by</text:p>
            <text:p>approximately 0.09 per day). found a pronounced</text:p>
            <text:p>correlated response at 15°C – low-temperature-adapted</text:p>
            <text:p>populations grew faster at 15°C than high-temperature-</text:p>
            <text:p>adapted ones</text:p>
          </table:table-cell>
          <table:table-cell table:style-name="ce7" office:value-type="string" calcext:value-type="string">
            <text:p>niche shift</text:p>
          </table:table-cell>
          <table:table-cell office:value-type="string" calcext:value-type="string">
            <text:p>YES</text:p>
          </table:table-cell>
        </table:table-row>
        <table:table-row table:style-name="ro2">
          <table:table-cell office:value-type="string" calcext:value-type="string">
            <text:p>Rapid thermal adaptation in a marine diatom reveals constraints and trade-offs</text:p>
          </table:table-cell>
          <table:table-cell office:value-type="string" calcext:value-type="string">
            <text:p>(O’Donnell et al., 2018)</text:p>
          </table:table-cell>
          <table:table-cell office:value-type="string" calcext:value-type="string">
            <text:p>significant divergence of the thermal reaction norms(Figure 1). Toptwas 1.87°C higher, on average, in selection linesevolved at 31°C than in those evolved at 16°C, ); the maxi-mum growth rate at Topt(μopt) was also ~0.1/day higher in 31°C‐selected lines, Tmaxtrended higher in 31°C‐selected lines than in16°C‐selected lines, with one exception (replicate line 31_5), thoughthe difference was not statistically significant , The higher, sharper</text:p>
            <text:p>peaks and compressed upper tails in the thermal reaction norm of</text:p>
            <text:p>31°C‐selected lines, accompanied by a reduction in fitness at</text:p>
            <text:p>16°C, suggest greater specialization for growth at high temperatures in 31°C‐selected lines and less specialization in general in</text:p>
            <text:p>16°C‐selected lines.</text:p>
          </table:table-cell>
          <table:table-cell table:style-name="ce7" office:value-type="string" calcext:value-type="string">
            <text:p>niche shift</text:p>
          </table:table-cell>
          <table:table-cell office:value-type="string" calcext:value-type="string">
            <text:p>YES</text:p>
          </table:table-cell>
        </table:table-row>
        <table:table-row table:style-name="ro15">
          <table:table-cell office:value-type="string" calcext:value-type="string">
            <text:p>Improvement of thermotolerance in Lachancea thermotolerans using a bacterial selection pressure</text:p>
          </table:table-cell>
          <table:table-cell office:value-type="string" calcext:value-type="string">
            <text:p>(Zhou et al., 2019)</text:p>
          </table:table-cell>
          <table:table-cell office:value-type="string" calcext:value-type="string">
            <text:p>results show that</text:p>
            <text:p>isolates evolved in the presence of bacteria grew very well</text:p>
            <text:p>at 35 °C whereas those evolved in the absence of bacteria</text:p>
            <text:p>retained the ancestral phenotype (Fig. 1). These co-culture</text:p>
            <text:p>evolved strains grew well at an even higher temperature,</text:p>
            <text:p>37 °C, whereas controls were completely inhibited. We</text:p>
            <text:p>noted that strains isolated after 50 passages (400 genera-</text:p>
            <text:p>tions) grew far much better than those isolated from previous</text:p>
            <text:p>passages, suggesting a stepwise evolution of a thermal stress</text:p>
            <text:p>resistant trait. However, a higher temperature, of 39 °C and</text:p>
            <text:p>above, inhibited these evolved strains as well as their ances-</text:p>
            <text:p>Tor.</text:p>
          </table:table-cell>
          <table:table-cell table:style-name="ce7" office:value-type="string" calcext:value-type="string">
            <text:p>niche width increases</text:p>
          </table:table-cell>
          <table:table-cell office:value-type="string" calcext:value-type="string">
            <text:p>YES</text:p>
          </table:table-cell>
        </table:table-row>
        <table:table-row table:style-name="ro16">
          <table:table-cell office:value-type="string" calcext:value-type="string">
            <text:p>Evolution of total net fitness in thermal lines: Drosophila subobscura likes it 'warm'</text:p>
          </table:table-cell>
          <table:table-cell office:value-type="string" calcext:value-type="string">
            <text:p>(Santos, 2007)</text:p>
          </table:table-cell>
          <table:table-cell office:value-type="string" calcext:value-type="string">
            <text:p>P22 populations performed comparatively well atall experimental temperatures, although their fitnessat 22°C improved relative to that estimated atlow temperatures (Fig. 2d). Finally, optimum (P18)populations ranged in between as an average butnever significantly differed from P13 or P22 popula-tions within each experimental temperature. net fitness was severely reduced in cold-adaptedpopulations when transferred to warmer conditionsit seems that thermal fitnessbreath forD. subobscuraflies is positively related totemperature</text:p>
          </table:table-cell>
          <table:table-cell table:style-name="ce7" office:value-type="string" calcext:value-type="string">
            <text:p>niche width increases</text:p>
          </table:table-cell>
          <table:table-cell office:value-type="string" calcext:value-type="string">
            <text:p>YES</text:p>
          </table:table-cell>
        </table:table-row>
        <table:table-row table:style-name="ro17">
          <table:table-cell office:value-type="string" calcext:value-type="string">
            <text:p>Directed evolution of a filamentous fungus for thermotolerance</text:p>
          </table:table-cell>
          <table:table-cell office:value-type="string" calcext:value-type="string">
            <text:p>(de Crecy et al., 2009)</text:p>
          </table:table-cell>
          <table:table-cell office:value-type="string" calcext:value-type="string">
            <text:p>All three strains displayed similar</text:p>
            <text:p>growth kinetics at 28°C, whereas only EVG016 and</text:p>
            <text:p>EVG017 displayed robust growth at 36.5°C (Figure 2).</text:p>
            <text:p>Only EVG017 grew at 37°C and no growth was evident</text:p>
            <text:p>for any of the strains at 38°C, indicating a narrow thresh-</text:p>
            <text:p>old for the adaptive response. In contrast, neither the</text:p>
            <text:p>wild-type nor the heat adapted strains displayed apprecia-</text:p>
            <text:p>ble radial growth at 36–37°C when plated on solid (agar)</text:p>
            <text:p>media, although all displayed similar growth kinetics at</text:p>
            <text:p>28°C. The strains did remain viable, and radial growth on</text:p>
            <text:p>plates was evident after a short lag period when plates</text:p>
            <text:p>were shifted from 37°C to 28°C</text:p>
          </table:table-cell>
          <table:table-cell table:style-name="ce7" office:value-type="string" calcext:value-type="string">
            <text:p>niche width increases</text:p>
          </table:table-cell>
          <table:table-cell office:value-type="string" calcext:value-type="string">
            <text:p>YES</text:p>
          </table:table-cell>
        </table:table-row>
        <table:table-row table:style-name="ro18">
          <table:table-cell office:value-type="string" calcext:value-type="string">
            <text:p>Evolution of Hsp90 expression in Tetrahymena thermophila (Protozoa, Ciliata) populations exposed to thermally variable environments</text:p>
          </table:table-cell>
          <table:table-cell office:value-type="string" calcext:value-type="string">
            <text:p>(Ketola et al., 2004)</text:p>
          </table:table-cell>
          <table:table-cell office:value-type="string" calcext:value-type="string">
            <text:p>found no differences between treatments in the shape or location of the thermal performance curve of populations, indicated by maximum growth rate and carrying capacity measurements in cold, intermediate, and high temperatures.</text:p>
          </table:table-cell>
          <table:table-cell table:style-name="ce9"/>
          <table:table-cell office:value-type="string" calcext:value-type="string">
            <text:p>NO</text:p>
          </table:table-cell>
        </table:table-row>
        <table:table-row table:style-name="ro19">
          <table:table-cell office:value-type="string" calcext:value-type="string">
            <text:p>Evolution of thermal dependence of growth rate of Escherichia coli populations during 20,000 generations in a constant environment</text:p>
          </table:table-cell>
          <table:table-cell office:value-type="string" calcext:value-type="string">
            <text:p>(Cooper et al., 2001)</text:p>
          </table:table-cell>
          <table:table-cell office:value-type="string" calcext:value-type="string">
            <text:p>Vmax increased in the evolving populations at all five assay temperatures from 278C to 398C (Figs. 1, 2). After 20,000 generations, the greatest improvement of Vmax in the derived populations relative to the ancestor occurred at 378C, the selective temperature during the evolution experiment, However, growth rate in these populations improved almost as much at slightly lower and slightly higher temperatures, Vmax measured at more extreme temperatures, both low</text:p>
            <text:p>(208C) and high (418C and 428C), declined in many of the</text:p>
            <text:p>evolving populations (Fig. 2). As with the gains seen at moderate temperature, most of the reductions in Vmax at the thermal extremes occurred in the first few thousand generations, The roughly</text:p>
            <text:p>U-shaped pattern indicates that the replicate derived populations generally had more similar growth rates at moderate</text:p>
            <text:p>temperatures, with genetic variation in growth rates increasing at both low and high extreme temperatures</text:p>
          </table:table-cell>
          <table:table-cell table:style-name="ce9"/>
          <table:table-cell office:value-type="string" calcext:value-type="string">
            <text:p>YES</text:p>
          </table:table-cell>
        </table:table-row>
        <table:table-row table:style-name="ro20">
          <table:table-cell office:value-type="string" calcext:value-type="string">
            <text:p>Experimental Evolution of a Facultative Thermophile from a Mesophilic Ancestor</text:p>
          </table:table-cell>
          <table:table-cell office:value-type="string" calcext:value-type="string">
            <text:p>(Blaby et al., 2012)</text:p>
          </table:table-cell>
          <table:table-cell office:value-type="string" calcext:value-type="string">
            <text:p>we improve</text:p>
            <text:p>T max from 46°C to 48°C, but T opt was raised from 37°C to over</text:p>
            <text:p>46°C, indicating that the resulting temperature-adapted strain is</text:p>
            <text:p>now a facultative thermophile based on widely accepted defini-</text:p>
            <text:p>tions of the term (6, 30). Intriguingly, despite the elevated T max /</text:p>
            <text:p>T opt , the resulting strain is surprisingly less resistant than the wild</text:p>
            <text:p>type to transient thermal stress. EVG1064 also displays reduced</text:p>
            <text:p>growth rates relative to the wild type at temperatures below 43°C</text:p>
            <text:p>and reduced biomass yield at 37°C. These findings suggest signif-</text:p>
            <text:p>icant specialization associated with the thermal adaptation.</text:p>
          </table:table-cell>
          <table:table-cell table:style-name="ce9"/>
          <table:table-cell office:value-type="string" calcext:value-type="string">
            <text:p>YES</text:p>
          </table:table-cell>
        </table:table-row>
        <table:table-row table:style-name="ro21">
          <table:table-cell office:value-type="string" calcext:value-type="string">
            <text:p>Evolutionary Adaptation to Temperature Ii. Thermal Niches of Experimental Lines of Escherichia Coli</text:p>
          </table:table-cell>
          <table:table-cell office:value-type="string" calcext:value-type="string">
            <text:p>(Bennett and Lenski, 1993)</text:p>
          </table:table-cell>
          <table:table-cell office:value-type="string" calcext:value-type="string">
            <text:p>Thermal niche was not affected by selection history: average lower and upper limits remained</text:p>
            <text:p>about 19 and 42°e for all groups. In addition, no significant differences among groups were observed</text:p>
            <text:p>in rate of extinction at more extreme temperatures. Within the thermal niche, we measured the</text:p>
            <text:p>mean fitness of the evolved groups relative to their common ancestor. Increases in mean fitness</text:p>
            <text:p>were temperature specific, with the largest increase for each group occurring near its selected</text:p>
            <text:p>temperature. Thus, the temperature at which mean fitness relative to the ancestor was greatest (the</text:p>
            <text:p>thermal optimum) diverged by about lOoe for the groups selected at constant 32°e versus constant</text:p>
            <text:p>42°C. Tradeoffs in relative fitness (decrements relative to the ancestor elsewhere within the thermal</text:p>
            <text:p>niche) did not necessarily accompany fitness improvements, although tradeoffs were observed for</text:p>
            <text:p>a few of the lines. We conclude that adaptation in this system was quite temperature specific, but</text:p>
            <text:p>substantial divergence among groups in thermal optima had little effect on the limits of their</text:p>
            <text:p>thermal niches and did not necessarily involve tradeoffs in fitness at other temperatures. group that evolved in the tempo-</text:p>
            <text:p>rally varying thermal regime (32/42°C) ap-</text:p>
            <text:p>pears to have the broadest performance profile</text:p>
          </table:table-cell>
          <table:table-cell table:style-name="ce9" office:value-type="string" calcext:value-type="string">
            <text:p>niche shift</text:p>
          </table:table-cell>
          <table:table-cell office:value-type="string" calcext:value-type="string">
            <text:p>NO</text:p>
          </table:table-cell>
        </table:table-row>
        <table:table-row table:style-name="ro22">
          <table:table-cell office:value-type="string" calcext:value-type="string">
            <text:p>Experimental evolution for generalists and specialists reveals multivariate genetic constraints on thermal reaction norms</text:p>
          </table:table-cell>
          <table:table-cell office:value-type="string" calcext:value-type="string">
            <text:p>(Berger et al., 2014)</text:p>
          </table:table-cell>
          <table:table-cell office:value-type="string" calcext:value-type="string">
            <text:p>One population belonged to the Cold and three to the Intra-treatmentbelonged to the Cold and three to the Intra-treatment went extinct, findevidence for antagonistic pleiotropy for performance at hot and cold temper-atures, and a temperature-mediated trade-off between juvenile survival andsize at maturity, suggesting that trade-offs associated with environmentaltolerance can arise via intensified evolutionary compromises between genet-ically correlated traits. However, despite this antagonistic pleiotropy, wefound no support for the evolution of increased thermal tolerance breadthat the expense of reduced maximal performance, suggesting low geneticvariance in the generalist–specialist dimension. The Intra-generalists had lowerexpected fitness, whereas the Inter-generalists hadaverage, but certainly not superior, expected fitnesscompared with specialist When consideringall populations together, there was no significant interaction between selection treatment and test tem-perature (v2=11.3, d.f.=6,P=0.080); however, theexpected pattern of antagonistic pleiotropy wasobserved when only the Hot and Cold populations werecompare,,, Hot populations grew faster thanCold populations at 31°C, and Cold populations grewfaster than Hot populations at 15°C (post hoc compari-son of only Hot and Cold populations,P&lt;0.001;Table S6), indicating temperature-specific allelic effectson growth rate</text:p>
          </table:table-cell>
          <table:table-cell table:style-name="ce9"/>
          <table:table-cell office:value-type="string" calcext:value-type="string">
            <text:p>YES</text:p>
          </table:table-cell>
        </table:table-row>
        <table:table-row table:style-name="ro23">
          <table:table-cell office:value-type="string" calcext:value-type="string">
            <text:p>Indirect selection of thermal tolerance during experimental</text:p>
            <text:p>evolution of Drosophila melanogaster</text:p>
          </table:table-cell>
          <table:table-cell office:value-type="string" calcext:value-type="string">
            <text:p>(Condon et al., 2015)</text:p>
          </table:table-cell>
          <table:table-cell office:value-type="string" calcext:value-type="string">
            <text:p>flies in populations that evolved at fluctuating</text:p>
            <text:p>temperature had greater daily fecundity (Condon et al.</text:p>
            <text:p>2014) but succumbed more rapidly extreme heat (this</text:p>
            <text:p>study) than did flies in populations that evolved at either</text:p>
            <text:p>16° or 25°C. Similarly, flies in populations that evolved at</text:p>
            <text:p>25°C recovered from chill coma more rapidly than did</text:p>
            <text:p>flies in other populations, including those populations</text:p>
            <text:p>that evolved at 16°C. Males resisted exposure to</text:p>
            <text:p>heat longer (N = 610, Z = 6.26, P &lt; 0.001) but recovered</text:p>
            <text:p>from chill coma more slowly (N = 534, Z = 9.7,</text:p>
            <text:p>P &lt; 0.001) than females did.</text:p>
          </table:table-cell>
          <table:table-cell table:style-name="ce9"/>
          <table:table-cell office:value-type="string" calcext:value-type="string">
            <text:p>YES</text:p>
          </table:table-cell>
        </table:table-row>
        <table:table-row table:style-name="ro24">
          <table:table-cell office:value-type="string" calcext:value-type="string">
            <text:p>Evolutionary adaptation to temperature .4. Adaptation of Escherichia coli at a niche boundary</text:p>
          </table:table-cell>
          <table:table-cell table:style-name="ce9"/>
          <table:table-cell office:value-type="string" calcext:value-type="string">
            <text:p>First, occupation of a habitat in</text:p>
            <text:p>which the environment is marginal for persistence of a pop-</text:p>
            <text:p>ulation is not a sufficient condition to explain an elevated</text:p>
            <text:p>rate of adaptation. During 2000 generations of evolution at</text:p>
            <text:p>20?C, the bacterium in this study adapted to its environment</text:p>
            <text:p>with an average increase in fitness relative to the common</text:p>
            <text:p>ancestor of only 8%. The average rate of increase in fitness</text:p>
            <text:p>at this temperature was not significantly different from that</text:p>
            <text:p>observed at a novel temperature much closer to the middle</text:p>
            <text:p>of the ancestral thermal niche (32?C) and was significantly</text:p>
            <text:p>lower than that observed near the upper thermal limit (42?C).</text:p>
            <text:p>Our results thus indicate that neither simple distance from</text:p>
            <text:p>the ancestral environment nor proximity to the edge of the</text:p>
            <text:p>niche are sufficient indicators of exceptionally high rates of</text:p>
            <text:p>evolutionary change. d. Associated with the increase in relative fitness at 20?C</text:p>
            <text:p>was a decrease in fitness at higher temperatures (by 17% when</text:p>
            <text:p>assayed at 40?C). In addition to the relative fitness response,</text:p>
            <text:p>both the upper and lower limits of thermal tolerance, as mea-</text:p>
            <text:p>sured by the ability of a population to persist in the serial</text:p>
            <text:p>transfer environment, shifted downward by 1-2?C, there was no discernible effect of selection history</text:p>
            <text:p>on adaptation to this novel thermal environment</text:p>
          </table:table-cell>
          <table:table-cell table:style-name="ce9"/>
          <table:table-cell office:value-type="string" calcext:value-type="string">
            <text:p>YES</text:p>
          </table:table-cell>
        </table:table-row>
        <table:table-row table:style-name="ro25">
          <table:table-cell office:value-type="string" calcext:value-type="string">
            <text:p>Experimental evolution in fluctuating environments: tolerance measurements at constant temperatures incorrectly predict the ability to tolerate fluctuating temperatures</text:p>
          </table:table-cell>
          <table:table-cell office:value-type="string" calcext:value-type="string">
            <text:p>(Ketola and Saarinen, 2015)</text:p>
          </table:table-cell>
          <table:table-cell office:value-type="string" calcext:value-type="string">
            <text:p>when measured at six</text:p>
            <text:p>constant temperatures, S. marcescens clones that had</text:p>
            <text:p>evolved in fluctuating environments had lowered</text:p>
            <text:p>growth rates at optimum temperatures (27.5, and</text:p>
            <text:p>31 °C), and an overall lower yield, in comparison to</text:p>
            <text:p>the clones that had evolved in constant environments. when tolerance to thermal transitions was quantified at</text:p>
            <text:p>fluctuating temperatures, it was evident that clones</text:p>
            <text:p>that had evolved in fluctuating environments had</text:p>
            <text:p>higher growth rates than the clones that had evolved</text:p>
            <text:p>in constant environments. ,,,at 38.0 °C, the</text:p>
            <text:p>clones from smooth fluctuations had a lower growth</text:p>
            <text:p>rate than clones from abrupt fluctuations (P = 0.013)</text:p>
            <text:p>and also had tentatively slower growth than clones</text:p>
            <text:p>from the constant environment</text:p>
          </table:table-cell>
          <table:table-cell table:style-name="ce9"/>
          <table:table-cell office:value-type="string" calcext:value-type="string">
            <text:p>YES</text:p>
          </table:table-cell>
        </table:table-row>
        <table:table-row table:style-name="ro26">
          <table:table-cell office:value-type="string" calcext:value-type="string">
            <text:p>Limited potential for adaptation to climate change in a broadly distributed marine crustacean</text:p>
          </table:table-cell>
          <table:table-cell office:value-type="string" calcext:value-type="string">
            <text:p>(Kelly et al., 2012)</text:p>
          </table:table-cell>
          <table:table-cell office:value-type="string" calcext:value-type="string">
            <text:p>six populations evolved increased tolerance;</text:p>
            <text:p>however, even 10 generations of strong selection could</text:p>
            <text:p>not bring the tolerances of northern populations to the</text:p>
            <text:p>levels found in southern populations (figure 4). Further-</text:p>
            <text:p>more, only two populations (BD and SH) exhibited a</text:p>
            <text:p>significant increase in the cumulative response to selec-</text:p>
            <text:p>tion between generations five and 10. This suggests that</text:p>
            <text:p>the maximum response to selection may already have</text:p>
            <text:p>been achieved in four populations, including the two</text:p>
            <text:p>with the lowest initial tolerance.</text:p>
          </table:table-cell>
          <table:table-cell table:style-name="ce9"/>
          <table:table-cell office:value-type="string" calcext:value-type="string">
            <text:p>YES</text:p>
          </table:table-cell>
        </table:table-row>
        <table:table-row table:style-name="ro27">
          <table:table-cell office:value-type="string" calcext:value-type="string">
            <text:p>Temporal Variation Favors the Evolution of Generalists in Experimental Populations of Drosophila Melanogaster</text:p>
          </table:table-cell>
          <table:table-cell office:value-type="string" calcext:value-type="string">
            <text:p>Condon et al., 2014)</text:p>
          </table:table-cell>
          <table:table-cell office:value-type="string" calcext:value-type="string">
            <text:p>did not find any evidence of thermal specialization in populations evolved in constant treatments. After developing at 16◦C, isofemale</text:p>
            <text:p>lines had greater fecundity than flies developing at 25◦C (z =</text:p>
            <text:p>11.56, P &lt; 0.02). However, flies developing at 16◦C and those</text:p>
            <text:p>developing at 25◦C laid the most eggs at 25–28◦C, indicating</text:p>
            <text:p>populations have not diverged in the plasticity of the thermal optima for fecundity. When measured at 25◦C, flies that developed</text:p>
            <text:p>at 16◦C laid as many or more eggs than did flies that developed</text:p>
            <text:p>at 25◦C. This effect of developmental environment on fecundity was greatest at low temperature (14◦C: Wald test, all P &lt; 0.05).</text:p>
            <text:p>Importantly, when comparing the T lines after developing at 16◦C</text:p>
            <text:p>and 25◦C, we see little or no difference in fecundity when measured at temperatures above 16◦C (Wald test, P = 0.27–0.97),</text:p>
            <text:p>suggesting that the developmental plasticity of these lines diverged from that of other lines ,,, no increase in the plasticity of the thermal optima relative to</text:p>
            <text:p>flies evolved in constant environments: maximum egg laying occurred at ∼28◦C for flies regardless of developmental temperature</text:p>
          </table:table-cell>
          <table:table-cell table:style-name="ce9"/>
          <table:table-cell/>
        </table:table-row>
        <table:table-row table:style-name="ro28">
          <table:table-cell office:value-type="string" calcext:value-type="string">
            <text:p>Evolutionary rescue and local adaptation under different</text:p>
            <text:p>rates of temperature increase: a combined analysis of</text:p>
            <text:p>changes in phenotype expression and genotype</text:p>
            <text:p>frequency in Paramecium microcosms</text:p>
          </table:table-cell>
          <table:table-cell office:value-type="string" calcext:value-type="string">
            <text:p>(Killeen et al., 2017)</text:p>
          </table:table-cell>
          <table:table-cell office:value-type="string" calcext:value-type="string">
            <text:p>high-temperature selection lines</text:p>
            <text:p>were clearly better at tolerating temperature stress</text:p>
            <text:p>than their counterparts from the permissive control</text:p>
            <text:p>treatment (23 °C). the</text:p>
            <text:p>slowest rate of temperature increase were the least</text:p>
            <text:p>likely to become extinct and tended to be the best</text:p>
            <text:p>adapted to the new temperature environment , Common to all high-temperature selection lines was the</text:p>
            <text:p>increased resistance to lethal heat stress beyond</text:p>
            <text:p>the maximum selection temperature (32 °C), indicating</text:p>
            <text:p>the potential for a strong shift of the ecological</text:p>
            <text:p>niche at the upper end of the temperature niche. Indeed,</text:p>
            <text:p>the positive across-population correlation between</text:p>
            <text:p>growth at 32 and 35 °C suggests positive correlated</text:p>
            <text:p>responses to selection at 32 °C for higher temperatures, A second finding, common to all high-temperature</text:p>
            <text:p>lines, was their reduced growth at the low-temperature</text:p>
            <text:p>end of the tested gradient (5–9 °C), when compared to</text:p>
            <text:p>control lines, , fast and</text:p>
            <text:p>slow high-temperature lines showed globally higher</text:p>
            <text:p>growth rates over the entire optimum temperature</text:p>
            <text:p>range, including the 23 °C control temperature.</text:p>
            <text:p>This result shows that adaptation to high temperature</text:p>
            <text:p>did not only produce a niche shift, but also a deformation of the niche, through increased performance in the</text:p>
            <text:p>optimum range.</text:p>
          </table:table-cell>
          <table:table-cell table:style-name="ce9"/>
          <table:table-cell office:value-type="string" calcext:value-type="string">
            <text:p>NO</text:p>
          </table:table-cell>
        </table:table-row>
        <table:table-row table:style-name="ro29">
          <table:table-cell office:value-type="string" calcext:value-type="string">
            <text:p>Direct and correlated responses to artificial selection on acute thermal stress tolerance in a livebearing fish</text:p>
          </table:table-cell>
          <table:table-cell office:value-type="string" calcext:value-type="string">
            <text:p>(Baer and Travis, 2000)</text:p>
          </table:table-cell>
          <table:table-cell office:value-type="string" calcext:value-type="string">
            <text:p>The lack of response to selection was unexpected, giventhe heritabilities typically observed for a wide variety of phe-notypic traits (Houle et al. 1996). The difference in CTminbetween source populations in G2 females indicates that thereis a genetic basis to variation in acute cold tolerance undersome conditions, but that there is little, if any, heritable var-iation in cold tolerance within either source population. Thehighly significant difference in CTmax between the sexes inG3 fish also indicates a genetic basis for heat tolerance, butthat there are no differences either within or among sourcepopulations.</text:p>
          </table:table-cell>
          <table:table-cell table:style-name="ce9"/>
          <table:table-cell office:value-type="string" calcext:value-type="string">
            <text:p>NO</text:p>
          </table:table-cell>
        </table:table-row>
        <table:table-row table:style-name="ro30">
          <table:table-cell office:value-type="string" calcext:value-type="string">
            <text:p>Differential patterns of gene expression and gene complement in laboratory-evolved lines of E-coli</text:p>
          </table:table-cell>
          <table:table-cell office:value-type="string" calcext:value-type="string">
            <text:p>(Riehle et al., 2005)</text:p>
          </table:table-cell>
          <table:table-cell office:value-type="string" calcext:value-type="string">
            <text:p>all six lines showed significant increases in relative fitness at 41.58C ranging between 20 and 65% (Bennett and Lenski, 1996; Fig. 2B). The rate of fitness increase in these high temperature evolved lines was higher than observed in control lines (only an additional 2% after another 2,000 generations at 378C, Bennett et al., 1992), such that significant fitness gains were obvious in only one month (200 generations, Bennett et al., 1990). Further, these increases in fitness were not accompanied by tradeoffs in fitness under ancestral conditions (Bennett and Lenski, 1993), a condition also obtained in another high temperature selected microorganism (Shi and Xia, 2003). In addition, fitness at 208C, the lower end of the thermal niche, was indistinguishable from that of the ancestor in five of the six lines (Bennett and Lenski, 1993). Despite selection very near their upper thermal maxima, only one line exhibited a change in its upper thermal maxima: 4221 extended its upper thermal limit by 18C and had decreased fitness at all temperatures below 378C (Bennett and Lenski, 1993). The thermal niches of the other 5 lines remained 198C to 428C, indistinguishable from the ancestral thermal niche (Bennett and Lenski, 1993). Changes in fitness at high temperature were accompanied by increases in yield , Lastly,</text:p>
            <text:p>inducible thermotolerance, the ability to withstand a</text:p>
            <text:p>lethal stress (508C) following pre-exposure to a hardening stress (41.58C) was significantly greater in the</text:p>
            <text:p>high temperature lines as compared to their ancestors</text:p>
            <text:p>(Riehle et al., 2003).</text:p>
          </table:table-cell>
          <table:table-cell table:style-name="ce9"/>
          <table:table-cell office:value-type="string" calcext:value-type="string">
            <text:p>YES</text:p>
          </table:table-cell>
        </table:table-row>
        <table:table-row table:style-name="ro31">
          <table:table-cell office:value-type="string" calcext:value-type="string">
            <text:p>Parallel trait adaptation across opposing thermal environments in experimental Drosophila melanogaster populations</text:p>
          </table:table-cell>
          <table:table-cell table:style-name="ce9"/>
          <table:table-cell office:value-type="string" calcext:value-type="string">
            <text:p>both evolved populations were significantly better adapted to their native environment than the base population.</text:p>
            <text:p>Unexpectedly, however, both evolved populations were also significantly fitter than the base population in their non-native environment (Fig. 1, Table S3). For the hot population, the mean</text:p>
            <text:p>proportion of wild-type flies increased by approximately 50 and</text:p>
            <text:p>15% in the hot and cold environment, respectively, whereas the</text:p>
            <text:p>cold population increased by approximately 20% in both hot and</text:p>
            <text:p>cold CGEs. Thus, the evolved populations had the highest fitness</text:p>
            <text:p>in their native environments—although the difference between the</text:p>
            <text:p>evolved populations was only significant in the hot environment—</text:p>
            <text:p>implying that selection was driven by habitat-specific and common factors, the differences between the base and evolved populations were substantially reduced in this constant environment</text:p>
            <text:p>(Fig. 2, Table S3). The hot populations now exhibited a small,</text:p>
            <text:p>but significant, increase in fitness relative to the cold and base</text:p>
            <text:p>populations, whereas the difference between the cold and base</text:p>
            <text:p>populations was negligible. Thermal stress resistance: the two evolved populations</text:p>
            <text:p>tended to be similar to one another in all cases, regardless of sex</text:p>
            <text:p>or developmental temperature..</text:p>
          </table:table-cell>
          <table:table-cell table:style-name="ce9"/>
          <table:table-cell office:value-type="string" calcext:value-type="string">
            <text:p>YES</text:p>
          </table:table-cell>
        </table:table-row>
        <table:table-row table:style-name="ro1">
          <table:table-cell office:value-type="string" calcext:value-type="string">
            <text:p>Experimental evolution of Hsp70 expression and thermotolerance in Drosophila melanogaster.</text:p>
          </table:table-cell>
          <table:table-cell office:value-type="string" calcext:value-type="string">
            <text:p>(Bettencourt et al., 1999)</text:p>
          </table:table-cell>
          <table:table-cell table:style-name="ce9" table:number-columns-repeated="2"/>
          <table:table-cell/>
        </table:table-row>
        <table:table-row table:style-name="ro32">
          <table:table-cell office:value-type="string" calcext:value-type="string">
            <text:p>Thermal Sensitivity of &lt;i&gt;Drosophila melanogaster:&lt;/i&gt; Evolutionary Responses of Adults and Eggs to Laboratory Natural Selection at Different Temperatures</text:p>
          </table:table-cell>
          <table:table-cell table:style-name="ce9"/>
          <table:table-cell office:value-type="string" calcext:value-type="string">
            <text:p>The basic patterns for walking speed as a function of temperature were similar among lines at different selection temperatures (Fig. 1; Table 1). Even so, the lines have diverged slightly in thermal sensitivity. The temperature at which flies walked fastest was weakly but positively related to selection tempera-ture (P Å 0.036); flies evolving at 297C had the highest optimal temperature (average of males and females Å 30.17C), whereas flies evolving at 167C and at 257C had lower optimal temperatures (average of males and females Å 28.67 and 28.27C, . At 157, 207, and 257C,but not 107C, speed was inversely related to selection temperature.Flies from the 16.57C line generally</text:p>
            <text:p>had the fastest speeds, whereas flies the other two lines were similar to each other. At high temperatures (307, 357, and 407C), however, speed was unrelated to selection temperature, Performance breadths were inversely related to selection temperature mainly because speeds of the 16.57C flies were less depressed at low temperatures than were those of the other lines. Maximal speed was unrelated to selection temperature, knock-down temperature was independent of line temperature, Flies exposed to a heat shock of 387C were much more</text:p>
            <text:p>likely to survive than those exposed to 38.57C (68% vs. 11%,). Even so, the rank order of survivalfor the three temperature selection lines was the same at both heat-shock temperatures (297C ú 257C ú 16.57C), Patterns for egg heat tolerance were different than those for adults. The LT50 was not linearly related to selection temperature(, reflecting the relatively low LT50’s of the 257C flies).The probability of survival of a cold shock was inversely but not significantly related to line temperature</text:p>
          </table:table-cell>
          <table:table-cell table:style-name="ce9"/>
          <table:table-cell office:value-type="string" calcext:value-type="string">
            <text:p>NO</text:p>
          </table:table-cell>
        </table:table-row>
        <table:table-row table:style-name="ro33">
          <table:table-cell office:value-type="string" calcext:value-type="string">
            <text:p>Experimental Evolution under Fluctuating Thermal Conditions Does Not Reproduce Patterns of Adaptive Clinal Differentiation in Drosophila melanogaster</text:p>
          </table:table-cell>
          <table:table-cell table:style-name="ce9"/>
          <table:table-cell office:value-type="string" calcext:value-type="string">
            <text:p>After 1–3 years of laboratory natural selection, we found</text:p>
            <text:p>no evidence of a response to selection in heat and cold resistance, irrespective of whether selection was performed</text:p>
            <text:p>under constant or fluctuating thermal regimes. Egg-to-adult viability differed significantly across the selection regimes, with the highest viability of 86% (95% CI:</text:p>
            <text:p>83%–90%) in the 16.77C selection regime , a significant decrease in egg-to-adult viability was detected between the control (constant 227C) and the two clinal extremes, 26.97 and</text:p>
            <text:p>13.47C, with viability decreases of 42% and 23%, respectively. e found a significant difference between selection</text:p>
            <text:p>regimes (F5, 18 p 5.23, P ! .01) driven by the fluctuating</text:p>
            <text:p>temperature selection regime with a mean temperature of</text:p>
            <text:p>21.37C, which had the highest productivity of the selection</text:p>
            <text:p>regimes</text:p>
          </table:table-cell>
          <table:table-cell table:style-name="ce9"/>
          <table:table-cell office:value-type="string" calcext:value-type="string">
            <text:p>NO</text:p>
          </table:table-cell>
        </table:table-row>
        <table:table-row table:style-name="ro34">
          <table:table-cell office:value-type="string" calcext:value-type="string">
            <text:p>Consequences of host adaptation for performance</text:p>
            <text:p>of vesicular stomatitis virus in novel thermal</text:p>
            <text:p>environments</text:p>
          </table:table-cell>
          <table:table-cell table:style-name="ce9"/>
          <table:table-cell office:value-type="string" calcext:value-type="string">
            <text:p>MDCK-specialists had significantly greater maximum performance than HeLaspecialists (P = 0.03, Table 1). Maximum performance was similar for all other comparisons between evolved viruses (P[ 0.05, Table 1). MDCK-specialists had significantly</text:p>
            <text:p>greater area under the curve relative to HeLa-specialists (P = 0.0003, Table 1) and to</text:p>
            <text:p>generalists (P = 0.01, Table 1). Area under the curve was similar for the comparison</text:p>
            <text:p>between HeLa-specialists and the generalists (P[0.05, Table 1). All evolved viruses had</text:p>
            <text:p>similar performance breadths (all P C 0.32, Table 1). We concluded that HeLa specialization reduced maximum performance relative to MDCK specialists. Also, MDCK specialists showed greater overall performance (area under curve) relative to other evolved</text:p>
            <text:p>viruses (HeLa-specialists, generalists) over the range of temperatures. All evolved viruses were detectable after</text:p>
            <text:p>48 h at 14 and 42C, indicating common Tmin and Tmax (Fig. 2). All MDCK specialists and</text:p>
            <text:p>one HeLa-specialist population had measurable growth at 44C, Performance differences between specialists (HeLa- and MDCK-specialists combined)</text:p>
            <text:p>and generalists were significant at extreme cool temperature (ts = 3.18, df = 10,</text:p>
            <text:p>P = 0.0049), and marginally significant at extreme warm temperature</text:p>
          </table:table-cell>
          <table:table-cell table:style-name="ce9"/>
          <table:table-cell office:value-type="string" calcext:value-type="string">
            <text:p>YES</text:p>
          </table:table-cell>
        </table:table-row>
        <table:table-row table:style-name="ro35">
          <table:table-cell office:value-type="string" calcext:value-type="string">
            <text:p>Evolutionary Adaptation to Temperature .1. Fitness Responses of Escherichia-Coli to Changes in Its Thermal Environment</text:p>
          </table:table-cell>
          <table:table-cell table:style-name="ce9"/>
          <table:table-cell office:value-type="string" calcext:value-type="string">
            <text:p>(i) the rate of further adaptation is slower in the ancestral environment than in any of the novel environments, and (ii) among the novel</text:p>
            <text:p>environments, adaptation is more rapid at</text:p>
            <text:p>the higher temperature than at the lower</text:p>
            <text:p>temperature or in the fluctuating regime. , The correlated responses offitness at</text:p>
            <text:p>other temperatures were not usually negative, The directfitness responses are consistently greater than the correlated responses, The fitness responses of the thermal</text:p>
            <text:p>generalists are less variable across temperatures than are those of the thermal specialists.</text:p>
          </table:table-cell>
          <table:table-cell table:style-name="ce9"/>
          <table:table-cell office:value-type="string" calcext:value-type="string">
            <text:p>YES</text:p>
          </table:table-cell>
        </table:table-row>
        <table:table-row table:style-name="ro36">
          <table:table-cell office:value-type="string" calcext:value-type="string">
            <text:p>Thermal evolution of pre-adult life history traits, geometric size and shape, and developmental stability in Drosophila subobscura</text:p>
          </table:table-cell>
          <table:table-cell table:style-name="ce9"/>
          <table:table-cell office:value-type="string" calcext:value-type="string">
            <text:p>development</text:p>
            <text:p>times increased substantially with decreasing rearing</text:p>
            <text:p>temperature as expected. In addition, development times</text:p>
            <text:p>also varied significantly among thermal selection regimes</text:p>
            <text:p>but not between sexes, average development time for P13</text:p>
            <text:p>populations (639.94 h) was significantly longer than</text:p>
            <text:p>those for P18 (610.26 h) and P22 (604.50 h), whose</text:p>
            <text:p>difference was, in turn, marginally nonsignificant (P ¼</text:p>
            <text:p>0.055). From Fig. 1 it is also clear that P13 populations</text:p>
            <text:p>had longer development time at all developmental</text:p>
            <text:p>temperatures, whereas P18 and P22 populations took</text:p>
            <text:p>about the same time to develop at the highest developmental temperature and changed ranks at DT13 and</text:p>
            <text:p>DT18. After 81 generations of divergence, there was no</text:p>
            <text:p>evidence for cold- (P13) or warm-adapted (P22) populations to perform better at the developmental temperatures matching their past thermal selection regime.</text:p>
            <text:p>Thus, the average P13–P22 difference in development</text:p>
            <text:p>time was 35.04 h at DT13 and 32.97 h at DT22, and the</text:p>
            <text:p>between-population, between-developmental temperature contrast was not statistically significant, viability of P13</text:p>
            <text:p>populations significantly dropped (by 21%) at DT22,</text:p>
            <text:p>while viabilities of P18 and P22 where about the same at</text:p>
            <text:p>all developmental temperatures. Larval competitive ability:no effect of selection temperature</text:p>
          </table:table-cell>
          <table:table-cell table:style-name="ce9"/>
          <table:table-cell office:value-type="string" calcext:value-type="string">
            <text:p>NO</text:p>
          </table:table-cell>
        </table:table-row>
        <table:table-row table:style-name="ro1" table:number-rows-repeated="3">
          <table:table-cell table:style-name="Default" table:number-columns-repeated="3"/>
          <table:table-cell table:number-columns-repeated="2"/>
        </table:table-row>
        <table:table-row table:style-name="ro1">
          <table:table-cell table:style-name="Default" office:value-type="string" calcext:value-type="string">
            <text:p>Two point assay:</text:p>
          </table:table-cell>
          <table:table-cell table:style-name="Default" table:number-columns-repeated="2"/>
          <table:table-cell table:number-columns-repeated="2"/>
        </table:table-row>
        <table:table-row table:style-name="ro37">
          <table:table-cell table:style-name="ce8" office:value-type="string" calcext:value-type="string">
            <text:p>Paper title</text:p>
          </table:table-cell>
          <table:table-cell table:style-name="Default"/>
          <table:table-cell table:style-name="ce8" office:value-type="string" calcext:value-type="string">
            <text:p>response</text:p>
          </table:table-cell>
          <table:table-cell table:number-columns-repeated="2"/>
        </table:table-row>
        <table:table-row table:style-name="ro38">
          <table:table-cell office:value-type="string" calcext:value-type="string">
            <text:p>Rapid thermal adaptation in photosymbionts of reef-building corals</text:p>
          </table:table-cell>
          <table:table-cell table:style-name="Default"/>
          <table:table-cell office:value-type="string" calcext:value-type="string">
            <text:p>Relative to wild-type cells, selected cells showed superior photophysiological performance and growth rate at 31°C in vitro, and performed no worse at 27°C; they also had lower levels of extracellular reactive oxygen species (exROS). In contrast, wild-type cells were unable to photosynthesise or grow at 31°C and produced up to 17 times more exROS,  laboratory selection has widened rather</text:p>
            <text:p>than shifted the SS temperature tolerance range for this strain.</text:p>
          </table:table-cell>
          <table:table-cell/>
          <table:table-cell office:value-type="string" calcext:value-type="string">
            <text:p>YES</text:p>
          </table:table-cell>
        </table:table-row>
        <table:table-row table:style-name="ro39">
          <table:table-cell office:value-type="string" calcext:value-type="string">
            <text:p>THERMAL SENSITIVITY OF DROSOPHILA MELANOGASTER RESPONDS RAPIDLY TO LABORATORY NATURAL SELECTION</text:p>
          </table:table-cell>
          <table:table-cell table:style-name="Default"/>
          <table:table-cell table:style-name="Default" office:value-type="string" calcext:value-type="string">
            <text:p>Flies from the low-temperature line developed about</text:p>
            <text:p>1/2 day faster than did high-temperature flies at 16.5"C,</text:p>
            <text:p>whereas high-temperature flies developed a few hours</text:p>
            <text:p>faster than the low-temperature flies at 25°C, Development times (time to eclosion) of both selection regimes were more than twice as long at low temperature than at high temperature</text:p>
          </table:table-cell>
          <table:table-cell/>
          <table:table-cell office:value-type="string" calcext:value-type="string">
            <text:p>YES</text:p>
          </table:table-cell>
        </table:table-row>
        <table:table-row table:style-name="ro40">
          <table:table-cell table:style-name="Default" office:value-type="string" calcext:value-type="string">
            <text:p>Male Drosophila melanogaster have higher mating success when</text:p>
            <text:p>adapted to their thermal environment</text:p>
          </table:table-cell>
          <table:table-cell table:style-name="Default"/>
          <table:table-cell table:style-name="Default" office:value-type="string" calcext:value-type="string">
            <text:p>competition for female partners, males had</text:p>
            <text:p>significantly higher mating success at their adapted temperature compared</text:p>
            <text:p>with males adapted to a different temperature. ,  In two</text:p>
            <text:p>of the three sets, males performed relatively better at</text:p>
            <text:p>their adapted temperatures compared with the alternate environment. In the other set, the relative mating success</text:p>
            <text:p>was nearly exactly the same. This difference was strongly</text:p>
            <text:p>statistically significant for sets 1 and 3</text:p>
          </table:table-cell>
          <table:table-cell/>
          <table:table-cell office:value-type="string" calcext:value-type="string">
            <text:p>YES</text:p>
          </table:table-cell>
        </table:table-row>
        <table:table-row table:style-name="ro41">
          <table:table-cell table:style-name="Default" office:value-type="string" calcext:value-type="string">
            <text:p>Rapid Laboratory Evolution of Adult Life-History Traits in Drosophila melanogaster in</text:p>
            <text:p>Response to Temperature</text:p>
          </table:table-cell>
          <table:table-cell table:style-name="Default"/>
          <table:table-cell office:value-type="string" calcext:value-type="string">
            <text:p>When compared at the higher temperature, females from the high-temperature lines produced significantly more eggs for most of their lives (up to and including day 36) than did the low-temperature females. The converse was found when the comparison was made at the lower temperature, with the low-temperature females producing significantly more eggs up to and including day 76.  progeny-production figures very sim-</text:p>
            <text:p> ilar to those for the eggs, with a highly significant interaction</text:p>
            <text:p> between selection and experimental temperatures, and a sig-</text:p>
            <text:p> nificant main effect of experimental temperature, again at-</text:p>
            <text:p> tributable entirely to the large increase in lifetime fertility of</text:p>
            <text:p> the low-temperature lines at the lower experimental temper-</text:p>
            <text:p> ature, with the high-temperature lines showing a small dif ference in the opposite direction</text:p>
          </table:table-cell>
          <table:table-cell/>
          <table:table-cell office:value-type="string" calcext:value-type="string">
            <text:p>YES</text:p>
          </table:table-cell>
        </table:table-row>
        <table:table-row table:style-name="ro42">
          <table:table-cell table:style-name="Default" office:value-type="string" calcext:value-type="string">
            <text:p>The Effect of Population Bottleneck Size and Selective Regime</text:p>
            <text:p>on Genetic Diversity and Evolvability in Bacteria</text:p>
          </table:table-cell>
          <table:table-cell table:style-name="Default"/>
          <table:table-cell table:style-name="Default" office:value-type="string" calcext:value-type="string">
            <text:p>results revealed that the tested populations had</text:p>
            <text:p>an increased fitness relative to the ancestral population</text:p>
            <text:p>(fig. 1B). Our results further show that the effect of temper-</text:p>
            <text:p>ature on the evolved population fitness is significant. The rel-</text:p>
            <text:p>ative fitness increase of the populations evolved at 37  C was</text:p>
            <text:p>higher in comparison to the populations evolved at 20C, the bottleneck size had no significant</text:p>
            <text:p>effect on the evolved populations’ relative fitness we note that a trend of increased fitness with population size</text:p>
            <text:p>bottleneck at 37  C can be observed , there is</text:p>
            <text:p>no significant interaction between the effects of bottleneck</text:p>
            <text:p>size and temperature on the mean relative fitness; hence, the</text:p>
            <text:p>effect of bottleneck size was similar in both temperature</text:p>
          </table:table-cell>
          <table:table-cell/>
          <table:table-cell office:value-type="string" calcext:value-type="string">
            <text:p>YES</text:p>
          </table:table-cell>
        </table:table-row>
        <table:table-row table:style-name="ro43">
          <table:table-cell table:style-name="Default" office:value-type="string" calcext:value-type="string">
            <text:p>Thermal evolution of pre‐adult life history traits in Drosophila melanogaster</text:p>
          </table:table-cell>
          <table:table-cell table:style-name="Default"/>
          <table:table-cell table:style-name="Default" office:value-type="string" calcext:value-type="string">
            <text:p> Pre-adult survival showed evidence of adaptation of the lines to their thermal selection regimes, with each set of</text:p>
            <text:p>lines showing superior survival when tested at the temperature at which they had been</text:p>
            <text:p>evolving. Pupal periods were similar for all lines when growing at 16.5 C but, at 25 C,</text:p>
            <text:p>the low temperature lines had the longer pupal periods. Irrespective of experimental</text:p>
            <text:p>temperature, low temperature lines grew faster and had shorter larval development</text:p>
            <text:p>periods than the high temperature lines. Larval critical weights for pupariation were</text:p>
            <text:p>higher in the low temperature lines at the low experimental temperature, and higher</text:p>
            <text:p>in the high temperature lines at the higher experimental temperature. T</text:p>
          </table:table-cell>
          <table:table-cell/>
          <table:table-cell office:value-type="string" calcext:value-type="string">
            <text:p>YES</text:p>
          </table:table-cell>
        </table:table-row>
        <table:table-row table:style-name="ro44">
          <table:table-cell table:style-name="Default" office:value-type="string" calcext:value-type="string">
            <text:p>Thermal Evolution of Rate of Larval Development in Drosophila-Melanogaster in Laboratory and Field Populations</text:p>
          </table:table-cell>
          <table:table-cell table:style-name="Default"/>
          <table:table-cell office:value-type="string" calcext:value-type="string">
            <text:p>Time to pupariations was significantly affected by experimental temperature (Tab. 1) with longer larval periods at the cooler temperatures (Fig. 1). The 16.5” C selected line larvae developed significantly faster than the 25” C selected lines at all three experimental temperatures. The lines selected at 25” C and 29” C did not differ significantly from each other in larval development time. There was a significant selection temperature by experimental temperature interaction for larvae from the 16.5” C and 25” C selection regimes; the magnitude of the difference in development time was much greater at 16.5” C than 25” C, and at 25” C than at 29” C experimental temperature. For both 16.5” C versus 25” C and 25” C and 29” C line comparisons there was significant variation between replicate lines within different selection regimes and in the way the lines responded to different experimental temperatures.  Pupal period was also affected by experimental temperature (Fig. 2, Tab. 2). The</text:p>
            <text:p>only significant divergence caused by selection was between the 16.5” C and 25” C</text:p>
            <text:p>females. The 16.5” C flies had shorter pupal period at the lowest experimental</text:p>
            <text:p>temperature while the 25” C had shorter pupal periods at both warmer temperatures</text:p>
            <text:p>leading to a significant experimental by selection temperature interaction. Femanles and males from 25” C and 29” C selection regimes showed no significant difference</text:p>
            <text:p>in timing of pupal period.</text:p>
            <text:p> 3, Tab. 3). The 16.5” C and 25” C selected lines had diverged</text:p>
            <text:p>significantly (Tab. 3, a and b); males and females from the 16.5” C selected lines</text:p>
            <text:p>developed faster at all three experimental temperatures, and the magnitude of the</text:p>
            <text:p>difference significantly decreased with increasing experimental temperature (Fig. 3).</text:p>
            <text:p>No such divergence had occurred between the 25” C and 29” C selected lines (Tab.</text:p>
            <text:p>3, c and d). For females of the 25” C and 29” C lines there was a significant</text:p>
            <text:p>divergence between replicate lines in response to selection and in the way the</text:p>
            <text:p>response was expressed at different experimental temperatures. </text:p>
          </table:table-cell>
          <table:table-cell/>
          <table:table-cell office:value-type="string" calcext:value-type="string">
            <text:p>NO in most factors </text:p>
          </table:table-cell>
        </table:table-row>
        <table:table-row table:style-name="ro45">
          <table:table-cell office:value-type="string" calcext:value-type="string">
            <text:p>POPULATION DYNAMICS DETERMINE GENETIC ADAPTATION TO TEMPERATURE IN DAPHNIA</text:p>
          </table:table-cell>
          <table:table-cell table:style-name="Default"/>
          <table:table-cell table:style-name="Default" office:value-type="string" calcext:value-type="string">
            <text:p>The populations selected at 24◦C (ST) tended to outcompete the</text:p>
            <text:p>populations selected at 20◦C (ST) at both test temperatures (TT),</text:p>
            <text:p>although this difference was only close to statistical significance</text:p>
            <text:p>at 24◦C, The start populations reached higher relative</text:p>
            <text:p>abundances than the populations selected at 20◦C when tested at</text:p>
            <text:p>20◦C, but reached the same relative abundance as the populations</text:p>
            <text:p>selected at 24◦C and tested at 24◦C, , the differential evolution in performance was</text:p>
            <text:p>dependent on the culling regime, as we only observed this fast</text:p>
            <text:p>evolutionary response in the 50% culling regime and not in the</text:p>
            <text:p>more gradual culling regime of removing 10% of the population</text:p>
            <text:p>every three days,    The start populations showed</text:p>
            <text:p>a significant plastic response to test temperature in all studied</text:p>
            <text:p>life-history traits: compared to 20◦C, performance at 24◦C was</text:p>
            <text:p>higher due to a reduction in age at release of both clutches despite a reduction in number of offspring in both clutches . In selected lines a similar</text:p>
            <text:p>plastic response in performance to test temperature was observed,</text:p>
            <text:p>and similarly mainly mediated by a reduction in age at release of</text:p>
            <text:p>both clutches, In contrast to the start populations,</text:p>
            <text:p>however, there was no reduction in clutch size at 24◦C compared</text:p>
            <text:p>to 20◦C in the end populations Significant effecr of selection temperature was only seen in 50% culling regime. Animals</text:p>
            <text:p><text:span text:style-name="T4">selected at 24◦C showed a higher performance at both test temperatures compared to animals selected at 20◦C . According to contrast analysis at 20◦C both culling regimes had lower performance than the starting populations but at 24◦C the both culling regimes culling regime had higher performance compared to starting populations. </text:span></text:p>
          </table:table-cell>
          <table:table-cell/>
          <table:table-cell office:value-type="string" calcext:value-type="string">
            <text:p>YES</text:p>
          </table:table-cell>
        </table:table-row>
        <table:table-row table:style-name="ro46">
          <table:table-cell table:style-name="Default" office:value-type="string" calcext:value-type="string">
            <text:p>Predators modify the evolutionary</text:p>
            <text:p>response of prey to temperature change</text:p>
          </table:table-cell>
          <table:table-cell table:style-name="Default"/>
          <table:table-cell table:style-name="Default" office:value-type="string" calcext:value-type="string">
            <text:p>(i) predators and temperature mediated</text:p>
            <text:p>Daphnia population dynamics, (ii) Daphnia evolved faster</text:p>
            <text:p>growth rates when reared with predators and at the warmer</text:p>
            <text:p>temperature, and (iii) selection with predators resulted in the</text:p>
            <text:p>evolution of smaller Daphnia body size.    ,,, Daphnia mean population size between weeks 0 and 14</text:p>
            <text:p>was highest at 21C, Daphnia reared at 21C evolved higher growth rates than</text:p>
            <text:p>those reared at 18C, but only if they had also been reared</text:p>
            <text:p>with predators, evolutionary increase in plasticity</text:p>
            <text:p>supports the assertion that biotic interactions may be important</text:p>
            <text:p>drivers of evolutionary changes in reaction norms</text:p>
          </table:table-cell>
          <table:table-cell/>
          <table:table-cell office:value-type="string" calcext:value-type="string">
            <text:p>YES</text:p>
          </table:table-cell>
        </table:table-row>
        <table:table-row table:style-name="ro47">
          <table:table-cell table:style-name="Default" office:value-type="string" calcext:value-type="string">
            <text:p>Rapid evolution of thermal plasticity in mountain lake Daphnia populations</text:p>
          </table:table-cell>
          <table:table-cell table:style-name="Default"/>
          <table:table-cell table:style-name="Default" office:value-type="string" calcext:value-type="string">
            <text:p>Individuals from lakes with fish had 0.6 ± 0.16</text:p>
            <text:p>fewer offspring on average than clones from fishless lakes, <text:span text:style-name="T2">At 13°C</text:span></text:p>
            <text:p><text:span text:style-name="T2">maternal lines from cold mesocosms showed a steeper slope</text:span></text:p>
            <text:p><text:span text:style-name="T2">than those from warm mesocosms, while the opposite is seen</text:span></text:p>
            <text:p><text:span text:style-name="T2">for maternal lines tested at 17°C, Intrinsic growth rate was approximately two times</text:span></text:p>
            <text:p><text:span text:style-name="T2">greater at test temperature 17°C (0.25 × day −1 ) than at test</text:span></text:p>
            <text:p><text:span text:style-name="T2">temperature 13°C (0.12 × day −1), </text:span><text:span text:style-name="T3">An interac-</text:span></text:p>
            <text:p><text:span text:style-name="T3">tion between mesocosm temperature and test temperature</text:span></text:p>
            <text:p><text:span text:style-name="T3">revealed that the intrinsic growth rate of maternal lines</text:span></text:p>
            <text:p><text:span text:style-name="T3">from warm mesocosms increased by 0.03 × day −1 more than</text:span></text:p>
            <text:p><text:span text:style-name="T3">maternal lines from cold mesocosms when grown at 17°C</text:span></text:p>
            <text:p><text:span text:style-name="T3">compared to 13°C (M × T, p = 0.004; Fig. 1E–F), i.e. pop-</text:span></text:p>
            <text:p><text:span text:style-name="T3">ulations that spent two years in warm mesocosms showed</text:span></text:p>
            <text:p><text:span text:style-name="T3">steeper slopes of the reaction norms than ones from cold</text:span></text:p>
            <text:p><text:span text:style-name="T3">mesocosms (Fig. 1E–F). All individuals reared in the 13°C</text:span></text:p>
            <text:p><text:span text:style-name="T3">test temperature had the same growth rate, regardless of long-</text:span></text:p>
            <text:p><text:span text:style-name="T3">or short-term selection while differences among lake and</text:span></text:p>
            <text:p><text:span text:style-name="T3">mesocosm treatments were expressed at 17°C. Specifically, at</text:span></text:p>
            <text:p><text:span text:style-name="T3">17°C, Daphnia from warm mesocosms had a higher intrinsic</text:span></text:p>
            <text:p><text:span text:style-name="T3">growth rate compared to maternal lines from cold mesocosms</text:span></text:p>
          </table:table-cell>
          <table:table-cell/>
          <table:table-cell office:value-type="string" calcext:value-type="string">
            <text:p>YES</text:p>
          </table:table-cell>
        </table:table-row>
        <table:table-row table:style-name="ro48">
          <table:table-cell table:style-name="Default" office:value-type="string" calcext:value-type="string">
            <text:p>Positive selection at high temperature reduces</text:p>
            <text:p>gene transcription in the bacteriophage φX174</text:p>
          </table:table-cell>
          <table:table-cell table:style-name="Default"/>
          <table:table-cell table:style-name="Default" office:value-type="string" calcext:value-type="string">
            <text:p>Fitness was measured as the number of times the phage</text:p>
            <text:p>population size doubles in an hour when grown in batch</text:p>
            <text:p>culture. Fitness was measured for each strain with each</text:p>
            <text:p>host at each temperature, and the fitnesses of the mutant</text:p>
            <text:p>strains were compared to that of the ancestor. In all three</text:p>
            <text:p>hosts, the mutants had more doublings per hour than the</text:p>
            <text:p>ancestor when grown at 42°C regardless of the host, but</text:p>
            <text:p>the amount of improvement of the mutant over the</text:p>
            <text:p>ancestor at 42°C depended upon the host (Figure 3,</text:p>
            <text:p>Table 3). At 37°C, relative fitnesses of mutants to ances-</text:p>
            <text:p>tor depended upon the host. In S. typhimurium, all of the</text:p>
            <text:p>mutants had higher fitness than the ancestor (p = 0.001).</text:p>
            <text:p>In S. sonnei, all of the mutants had lower fitness (p &lt;</text:p>
            <text:p>0.0001); in E. coli, the mutants had the same or lower fit-</text:p>
            <text:p>ness than the ancestor at 37°C,  At 37°C, the</text:p>
            <text:p>frequency of the mutant barely changes, even when the</text:p>
            <text:p>chemostat is started at different ratios of mutant to</text:p>
            <text:p>ancestor. At 42°C, however, the mutant frequency</text:p>
            <text:p>increases to around 80% over a two-hour experiment</text:p>
            <text:p>(Figure 4). In contrast with the low MOI fitness mea-</text:p>
            <text:p>surements, which show that doublings per hour of the</text:p>
            <text:p>mutant is less than the ancestor, the competition assays</text:p>
            <text:p>at 37°C indicate that the ancestor does not out-compete</text:p>
            <text:p>the mutants. The results of the competitions at 42°C,</text:p>
            <text:p>however, coincide with the low MOI fitness measure-</text:p>
            <text:p>ments. The change in frequency of the mutant strains in</text:p>
            <text:p>the 42°C chemostats is significantly greater than in the</text:p>
            <text:p>37°C chemostats, <text:span text:style-name="T2">E. coli and S. sonnei. In both hosts, the ancestor lysed</text:span></text:p>
            <text:p><text:span text:style-name="T2">by 12 minutes at 37°C and by 14 minutes at 42°C. Each</text:span></text:p>
            <text:p><text:span text:style-name="T2">of the mutants, on the other hand, lysed by 14 minutes</text:span></text:p>
            <text:p><text:span text:style-name="T2">at 37°C and by 12 minutes at 42°C, reversing the pattern</text:span></text:p>
            <text:p><text:span text:style-name="T2">of the ancestor. This pattern was not seen in S. typhi-</text:span></text:p>
            <text:p><text:span text:style-name="T2">murium, where only mut323 at 42°C showed an earlier</text:span></text:p>
            <text:p><text:span text:style-name="T2">lysis time of 14 minutes. All of the other phage lysed</text:span></text:p>
            <text:p><text:span text:style-name="T2">S. typhimurium by 16 minutes at both temperatures.</text:span></text:p>
          </table:table-cell>
          <table:table-cell/>
          <table:table-cell office:value-type="string" calcext:value-type="string">
            <text:p>YES</text:p>
          </table:table-cell>
        </table:table-row>
        <table:table-row table:style-name="ro49">
          <table:table-cell table:style-name="Default" office:value-type="string" calcext:value-type="string">
            <text:p>Experimental evolution in Drosophila melanogaster: Interaction of temperature and food quality selection regimes</text:p>
          </table:table-cell>
          <table:table-cell table:style-name="Default"/>
          <table:table-cell table:style-name="Default" office:value-type="string" calcext:value-type="string">
            <text:p> For all traits considered, an interaction between selection temperature and nutrient quality during selection was found,          only a significant main effect of selection</text:p>
            <text:p>temperature (P , 0.001) was detected, not of development</text:p>
            <text:p>temperature or food quality. A cold evolutionary history led</text:p>
            <text:p>to higher pre-adult survival (RL and PL . RH and PH). This</text:p>
            <text:p>result was accompanied by an overall significant interaction</text:p>
            <text:p>between selection temperature and larval food quality during</text:p>
            <text:p>Selection,    . At both test temperatures, a food quality by selection temperature interaction was present. Associated with a cold thermal regime, selection on poor food</text:p>
            <text:p>decreased survival (PL &lt; RL), but accompanying evolution.</text:p>
            <text:p>at high temperature, selection on poor food slightly increased</text:p>
            <text:p>it (PH &gt; RH) lines from 17.58C showed lower feeding rates than the selection lines of 27.58C. Selection on regular food resulted in</text:p>
            <text:p>a significantly higher feeding rate than selection at poor food.   As expected, a significant effect of developmental temperature was found on development time both to pupa (P ,</text:p>
            <text:p>0.001) and to adult (P , 0.001). At high temperatures development is faster. The rich food lines showed a longer development than the poor food lines (RH1RL &gt;PH1PL). Selection temperature did not bring about a difference in development time.At low developmental temperature the rich food selection</text:p>
            <text:p>lines showed an increase in development time over the poor</text:p>
            <text:p>food selection lines; at high rearing temperature no difference</text:p>
            <text:p>in development time was found between selection lines from</text:p>
            <text:p>poor food and rich food (Fig. 5). Interestingly, this pattern</text:p>
            <text:p>was reversed when the interaction between selection temperature and selection food quality is considered. High selection temperature and rich food select to extend development. When following a cold evolutionary history, the effect</text:p>
            <text:p>of food quality during selection on present development time</text:p>
            <text:p>is negligible (</text:p>
          </table:table-cell>
          <table:table-cell table:number-columns-repeated="2"/>
        </table:table-row>
        <table:table-row table:style-name="ro50">
          <table:table-cell table:style-name="Default" office:value-type="string" calcext:value-type="string">
            <text:p>Adaptation of Paramecium caudatum to variable conditions of temperature</text:p>
            <text:p>Stress</text:p>
          </table:table-cell>
          <table:table-cell table:style-name="Default"/>
          <table:table-cell table:style-name="Default" office:value-type="string" calcext:value-type="string">
            <text:p>Populations from the two constant temperature environ-</text:p>
            <text:p>ments (23 ! C and 35 ! C) were observed to have higher levels</text:p>
            <text:p>of division when assayed at their own selection temperature. Our results clearly showed that Paramecium from variable</text:p>
            <text:p>selection environments grow reasonably well at both 23 ! C</text:p>
            <text:p>and 35 ! C, consistent with the evolution of a generalist</text:p>
            <text:p>strategy. However, patterns of growth for populations from the</text:p>
            <text:p>different variable treatments were not the same across pop-</text:p>
            <text:p>ulations, nor was the performance of these populations inter-</text:p>
            <text:p>mediate between those of the constant-temperature specialists,</text:p>
            <text:p>as would be expected for typical generalists, did not observe that evolution in the performance of</text:p>
            <text:p>Paramecium at the different variable treatments varied in the</text:p>
            <text:p>constant assay environments according to the amount of time</text:p>
            <text:p>they had spent in each. The different relative frequencies of</text:p>
            <text:p>exposure to 35 ! C or 23 ! C had no obvious influence on the</text:p>
            <text:p>order of performance at either assay temperature, nor on the</text:p>
            <text:p>order of the average performance over both temperatures.</text:p>
            <text:p>Combined, these results emphasise an absence of trade-off</text:p>
            <text:p>ensuing different amounts of time spent at each temperature,</text:p>
            <text:p>and no cost for being a generalist in this experiment. results indicate higher fitness of (some) gener-</text:p>
            <text:p>alists in all variable environments, in particular at increasing</text:p>
            <text:p>mean temperatures, with more frequent exposure to 35 ! C , also there was evolution of a super generalist</text:p>
          </table:table-cell>
          <table:table-cell/>
          <table:table-cell office:value-type="string" calcext:value-type="string">
            <text:p>YES</text:p>
          </table:table-cell>
        </table:table-row>
        <table:table-row table:style-name="ro51">
          <table:table-cell table:style-name="Default" office:value-type="string" calcext:value-type="string">
            <text:p>An experimental test of evolutionary trade-offs</text:p>
            <text:p>during temperature adaptation</text:p>
          </table:table-cell>
          <table:table-cell table:style-name="Default"/>
          <table:table-cell table:style-name="Default" office:value-type="string" calcext:value-type="string">
            <text:p>The temperature that each derived line had experi-</text:p>
            <text:p>enced before its evolution at 20°C had no significant effect on the</text:p>
            <text:p>extent of adaptation to 20°C, there was a general adaptation to selective temper-</text:p>
            <text:p>ature in this experiment, and this adaptation was also signifi-</text:p>
            <text:p>cantly manifest in ⬎90% of the individual lineages. The mean</text:p>
            <text:p>fitness increment is not significantly different (P ⫽ 0.14) from</text:p>
            <text:p>that of six replicate lines selected at 20°C directly from Anc, there was a</text:p>
            <text:p>significant loss of fitness at high temperature, demonstrating a</text:p>
            <text:p>trade-off associated with adaptation to lower temperature. This</text:p>
            <text:p>mean fitness decrement at 40°C is not significantly different (P ⫽</text:p>
            <text:p>0.16) from that of six replicate lines selected at 20°C directly from</text:p>
            <text:p>Anc( also the historical environment was not significant), 15 lines had a significant decrement in fitness at</text:p>
            <text:p>40°C (indicated in red in Table 4). Eight lines (shown in yellow)</text:p>
            <text:p>did not significantly decrease in fitness, and one (42/20 ⫹ 3,</text:p>
            <text:p>shown in green) actually experienced a significant increase in</text:p>
            <text:p>fitness at 40°C (⌬W ⫽ 0.122) while it evolved at and adapted to</text:p>
            <text:p>20°C (⌬W ⫽ 0.086)</text:p>
          </table:table-cell>
          <table:table-cell/>
          <table:table-cell office:value-type="string" calcext:value-type="string">
            <text:p>YES</text:p>
          </table:table-cell>
        </table:table-row>
        <table:table-row table:style-name="ro52">
          <table:table-cell table:style-name="Default" office:value-type="string" calcext:value-type="string">
            <text:p>Species interactions mediate thermal evolution</text:p>
          </table:table-cell>
          <table:table-cell table:style-name="Default"/>
          <table:table-cell table:style-name="Default" office:value-type="string" calcext:value-type="string">
            <text:p> We found that cold‐evolved algae (a high‐quality resource) facilitated the</text:p>
            <text:p>evolution of increased thermal plasticity in Daphnia populations selected at 12°C, for</text:p>
            <text:p>both body size and per capita growth rates (r). Conversely, warm‐evolved algae fa‐</text:p>
            <text:p>cilitated the evolution of increased r thermal plasticity for Daphnia selected at 18°C.  There was no effect of predators on</text:p>
            <text:p>TRN (Thermal reaction norm) evolution in Daphnia r </text:p>
            <text:p>Lastly, we found that the effect of selection temperature on evolved Daphnia body</text:p>
            <text:p>size was more pronounced when Daphnia were also reared with predators.      For algae there was no difference in photosynthesis</text:p>
            <text:p>between the temperature selection lines, Algal respiration also increased plastically with assay tempera‐</text:p>
            <text:p>ture  and S. obliquus populations</text:p>
            <text:p>selected at the warmer temperature evolved higher rates of respi‐</text:p>
            <text:p>ration compared to populations selected at the colder temperature    ,   Daphnia fed cold‐</text:p>
            <text:p>evolved algae evolved steeper thermal reaction norms when se‐</text:p>
            <text:p>lected at 12°C, but there was no difference in TRNs for body size in</text:p>
            <text:p>Daphnia fed warm‐evolved algae. The effect of temperature selection was more pronounced</text:p>
            <text:p>when Daphnia were also reared with predators, with Daphnia</text:p>
            <text:p>evolving overall larger bodies in the 12°C versus 18°C selection</text:p>
            <text:p>treatments.There was no effect of selec‐</text:p>
            <text:p>tion temperature or algal food type on TRN evolution. There was</text:p>
            <text:p>also no effect of predator presence on Daphnia development time</text:p>
            <text:p>TRNs </text:p>
          </table:table-cell>
          <table:table-cell/>
          <table:table-cell office:value-type="string" calcext:value-type="string">
            <text:p>YES</text:p>
          </table:table-cell>
        </table:table-row>
        <table:table-row table:style-name="ro53">
          <table:table-cell office:value-type="string" calcext:value-type="string">
            <text:p>Mating system affects population</text:p>
            <text:p>performance and extinction risk under</text:p>
            <text:p>environmental challenge</text:p>
          </table:table-cell>
          <table:table-cell table:style-name="Default"/>
          <table:table-cell table:style-name="Default" office:value-type="string" calcext:value-type="string">
            <text:p/>
            <text:p>demonstrate that populations in which monogamy was enforced suffered a dramatic fitness decline when</text:p>
            <text:p>evolving at an increased temperature, whereas the negative effects of change in a thermal environment</text:p>
            <text:p>were alleviated in polygamous populations. Strikingly, within 17 generations, all monogamous populations</text:p>
            <text:p>experiencing higher temperature went extinct, whereas all polygamous populations survived,    M-HT lines were less fecund than M-C lines at</text:p>
            <text:p>both temperatures (, and both types</text:p>
            <text:p>of M lines had decreased fecundity at 28C </text:p>
            <text:p>In contrast, in polygamous lines, there was a significant selection temperature  test temperature interaction: compared</text:p>
            <text:p>with C lines, HT lines were more fecund at 28C but less</text:p>
            <text:p>fecund at 24C ,     Both M-C and</text:p>
            <text:p>M-HT lines had lower fertility rates at 28C. In polygamous lines, however, there was a significant selection temperature  test temperature interaction:</text:p>
            <text:p>polyandrous control (P-C) lines, but not P-HT lines,</text:p>
            <text:p>showed decreased fertility at 28C</text:p>
          </table:table-cell>
          <table:table-cell/>
          <table:table-cell office:value-type="string" calcext:value-type="string">
            <text:p>YES</text:p>
          </table:table-cell>
        </table:table-row>
        <table:table-row table:style-name="ro54">
          <table:table-cell table:style-name="Default" office:value-type="string" calcext:value-type="string">
            <text:p>Roles of adaptation, chance and history in the evolution</text:p>
            <text:p>of the dinoflagellate Prorocentrum triestinum</text:p>
          </table:table-cell>
          <table:table-cell table:style-name="Default"/>
          <table:table-cell table:style-name="Default" office:value-type="string" calcext:value-type="string">
            <text:p>After c. 400 generations of serial propagation in</text:p>
            <text:p>increased nutrient availability and temperature (f medium,</text:p>
            <text:p>25°C), the fitness of the derived P. triestinum cells was</text:p>
            <text:p>significantly greater than that exhibited by the ancestral</text:p>
            <text:p>ones (cultured in f/2 medium, 20°C), showing an increase</text:p>
            <text:p>of 12%. Moreover, the significantly lower fitness score</text:p>
            <text:p>after the transfer of the derived isolates to the original</text:p>
            <text:p>conditions (i.e. f/2 medium, 20°C) for c. 120 generations, in</text:p>
            <text:p>comparison to the mean fitness of the control isolates,</text:p>
            <text:p>suggests that genetic adaptation occurred during the</text:p>
            <text:p>selection period when cells were exposed to f medium</text:p>
            <text:p>and 25°C. T,The changes in</text:p>
            <text:p>fitness have adaptive value, but the changes in cell size</text:p>
            <text:p>were due to both adaptation and the contribution of chanceplus-history.</text:p>
          </table:table-cell>
          <table:table-cell/>
          <table:table-cell office:value-type="string" calcext:value-type="string">
            <text:p>YES</text:p>
          </table:table-cell>
        </table:table-row>
        <table:table-row table:style-name="ro55">
          <table:table-cell table:style-name="Default" office:value-type="string" calcext:value-type="string">
            <text:p>Selection in a fluctuating environment leads to decreased genetic</text:p>
            <text:p>variation and facilitates the evolution of phenotypic plasticity</text:p>
          </table:table-cell>
          <table:table-cell table:style-name="Default"/>
          <table:table-cell office:value-type="string" calcext:value-type="string">
            <text:p>Before selection (= Control): There was a strong response to the new environment</text:p>
            <text:p>(36 C) manifested as an approximately 6% lower mass</text:p>
            <text:p>at emergence, 25% lower fecundity and 42% lower</text:p>
            <text:p>hatching success. Developmental time was largely unaffected (3% change, not significant).                        After selection, no fluctuations (= Trend): Body mass and fecundity decreased significantly at 36 C,</text:p>
            <text:p>whereas developmental time and hatching success did</text:p>
            <text:p>not change significantly across temperatures ,Comparing the response of populations before (Control) and after selection (Trend), the Trend lines had a</text:p>
            <text:p>significantly higher body mass than the Control lines</text:p>
            <text:p>(Table 2, Fig. 1a). The change in fecundity across temperatures was larger in the Trend lines than in the</text:p>
            <text:p>Control lines                                            After selection, fluctuations (= Red and White):In the Fluctuation lines, fecundity decreased significantly</text:p>
            <text:p>from 30 to 36 C (Fig. 1c, Table S1A), but body mass,</text:p>
            <text:p>developmental time and hatching success did not.</text:p>
          </table:table-cell>
          <table:table-cell table:number-columns-repeated="2"/>
        </table:table-row>
        <table:table-row table:style-name="ro56">
          <table:table-cell table:style-name="Default" office:value-type="string" calcext:value-type="string">
            <text:p>Rapid evolution in response to warming does not affect the</text:p>
            <text:p>toxicity of a pollutant: Insights from experimental evolution in</text:p>
            <text:p>heated mesocosms</text:p>
          </table:table-cell>
          <table:table-cell table:style-name="Default"/>
          <table:table-cell table:style-name="Default" office:value-type="string" calcext:value-type="string">
            <text:p>Exposure to nZnO decreased Daphnia intrinsic growth rate when</text:p>
            <text:p>tested at 20°C but not at 24°C. . The clones</text:p>
            <text:p>from the ambient mesocosms showed</text:p>
            <text:p>a less strong acceleration of</text:p>
            <text:p>development at 24°C and suffered</text:p>
            <text:p>a stronger reduction in early fecundity at 24°C compared to the clones from the heated mesocosms;</text:p>
            <text:p>as</text:p>
            <text:p>a result, only the clones from ambient mesocosms showed</text:p>
            <text:p>a reduction in intrinsic growth rate at 24°C ,This translated in clones from the heated mesocosms having</text:p>
            <text:p>a younger age at first reproduction,</text:p>
            <text:p>a higher early fecundity and</text:p>
            <text:p>intrinsic growth rate than the clones from the ambient mesocosms</text:p>
            <text:p>when tested at 24°C , while no life history differences between clones from the two thermal selection treatments were apparent at 20°C, the warming‐induced negative effects</text:p>
            <text:p>on early fecundity, intrinsic growth rate and metabolic activity as</text:p>
            <text:p>seen in the clones from the ambient mesocosms were less strong or</text:p>
            <text:p>even absent in the clones from the heated mesocosms. The here ob‐</text:p>
            <text:p>served evolution of a higher tolerance to chronic mild 4°C warming</text:p>
            <text:p>complements the evolution of a higher acute tolerance to deal with</text:p>
            <text:p>heat extremes in the clones from the heated mesocosms</text:p>
          </table:table-cell>
          <table:table-cell/>
          <table:table-cell office:value-type="string" calcext:value-type="string">
            <text:p>YES</text:p>
          </table:table-cell>
        </table:table-row>
        <table:table-row table:style-name="ro57">
          <table:table-cell table:style-name="Default" office:value-type="string" calcext:value-type="string">
            <text:p>Evolutionary Changes in Growth Rate and Toxin Production</text:p>
            <text:p>in the Cyanobacterium Microcystis aeruginosa</text:p>
            <text:p>Under a Scenario of Eutrophication</text:p>
            <text:p>and Temperature Increase</text:p>
          </table:table-cell>
          <table:table-cell table:style-name="Default"/>
          <table:table-cell office:value-type="string" calcext:value-type="string">
            <text:p>Mean growth rate of the three strains increased during the first 8 months (c. 58 generations). Afterwards, growth rate apparently remained constant , ). , the cells derived after c. 87 generations in double</text:p>
            <text:p>nitrate doses and 30°C, newly transferred and cultured c. 7</text:p>
            <text:p>generations to the original conditions (single nitrate dose</text:p>
            <text:p>and 22°C) for 1 month showed significant higher growth</text:p>
            <text:p>rate valuesthan control</text:p>
            <text:p>cultures after c. 87+7 generations.After</text:p>
            <text:p>12 months under the experimental selective period,</text:p>
            <text:p>approx. two thirds of the evolutionary change of the</text:p>
            <text:p>growth rate of M. aeruginosa was explained by adaptation</text:p>
            <text:p>(t=13.24; df=133; P&lt;0.001) while approx. one third of</text:p>
            <text:p>evolution was due to chance (</text:p>
          </table:table-cell>
          <table:table-cell/>
          <table:table-cell office:value-type="string" calcext:value-type="string">
            <text:p>YES</text:p>
          </table:table-cell>
        </table:table-row>
        <table:table-row table:style-name="ro58">
          <table:table-cell table:style-name="Default" office:value-type="string" calcext:value-type="string">
            <text:p>Evolutionary adaptation to temperature. IX. Preadaptation to novel stressful environments of Escherichia coli adapted to high temperature</text:p>
          </table:table-cell>
          <table:table-cell table:style-name="Default"/>
          <table:table-cell office:value-type="string" calcext:value-type="string">
            <text:p>The 42 group showed significantly improved yield in comparison to both the ancestral genotype and the 37 group (Table 2). In fact, yield of the 42 group at 41.58C was no different than that of the ancestor at 378C,  That is, the greater than 35% depression</text:p>
            <text:p>in yield at high temperature in the ancestor was completely</text:p>
            <text:p>compensated during adaptation to this environment, 37 group in comparison to the ancestor showed lower mean</text:p>
            <text:p>yield, but this difference was not significant ,      The relative fitness assays at 41.58C (Table 3) produced very similar results to those seen for the</text:p>
            <text:p>measures of yield. The 42 group as a whole had a mean</text:p>
            <text:p>relative fitness of 1.33 at this temperature (Table 3), a value</text:p>
            <text:p>that is significantly greater than 1.0,  The test of the 37 group at 41.58C produced</text:p>
            <text:p>very different results, with the relative fitness of the six lines</text:p>
            <text:p>averaging 0.66 (Table 3) with extreme heterogeneity among</text:p>
            <text:p>lines. The mean value does not quite differ significantly from</text:p>
            <text:p>1.0 owing to this heterogeneity, but it is significantly less</text:p>
            <text:p>than the 42 group fitness.</text:p>
          </table:table-cell>
          <table:table-cell/>
          <table:table-cell office:value-type="string" calcext:value-type="string">
            <text:p>YES</text:p>
          </table:table-cell>
        </table:table-row>
        <table:table-row table:style-name="ro59">
          <table:table-cell table:style-name="Default" office:value-type="string" calcext:value-type="string">
            <text:p>Evolution of Escherichia coli to 42  C and Subsequent Genetic</text:p>
            <text:p>Engineering Reveals Adaptive Mechanisms and Novel</text:p>
            <text:p>Mutations</text:p>
          </table:table-cell>
          <table:table-cell table:style-name="Default"/>
          <table:table-cell table:style-name="Default" office:value-type="string" calcext:value-type="string">
            <text:p>The popu-</text:p>
            <text:p>lations followed different trajectories along the fitness</text:p>
            <text:p>landscape, arriving at final growth rates on average 1.45</text:p>
            <text:p>(0.06, standard deviation)-fold higher than the starting</text:p>
            <text:p>Point, On average the independently evolved</text:p>
            <text:p>strains increased their growth rate () by 0.15 h 1 (equivalent</text:p>
            <text:p>to a decrease of 7.7 min in doubling time), increased their</text:p>
            <text:p>glucose uptake rate (GUR) by 4.0 mmol gDW 1 h 1 , in-</text:p>
            <text:p>creased their acetate production rate (APR) by</text:p>
            <text:p>3.9 mmol gDW 1 h 1 , and decreased in biomass yield by</text:p>
            <text:p>0.07 gDW gGlc 1 (Y X/S,ss ; calculated at steady state by dividing</text:p>
            <text:p>growth rate by GUR)., results imply that the strains adopted a</text:p>
            <text:p>similar phenotypic change, but to a varying extent, of in-</text:p>
            <text:p>creased glucose uptake at the cost of increased acetate over-</text:p>
            <text:p>flow metabolism (Vemuri et al. 2006), utilizing this greater</text:p>
            <text:p>metabolic flux not to create biomass but rather to generate</text:p>
            <text:p>more energy. Notably, growth rate itself was not correlated</text:p>
            <text:p>with any of the other traits, Interestingly, the fitness</text:p>
            <text:p>(i.e., growth rate) increase of the isolated clones relative to the</text:p>
            <text:p>ancestor is noticeably lower than that of the populations</text:p>
          </table:table-cell>
          <table:table-cell/>
          <table:table-cell office:value-type="string" calcext:value-type="string">
            <text:p>YES</text:p>
          </table:table-cell>
        </table:table-row>
        <table:table-row table:style-name="ro39">
          <table:table-cell table:style-name="Default" office:value-type="string" calcext:value-type="string">
            <text:p>No Effect of Environmental Heterogeneity on the Maintenance of Genetic Variation in Wing Shape in Drosophila Melanogaster</text:p>
          </table:table-cell>
          <table:table-cell table:style-name="Default"/>
          <table:table-cell table:style-name="Default" office:value-type="string" calcext:value-type="string">
            <text:p>The hot and cold homogeneous populations ( C and H ) produced</text:p>
            <text:p>more offspring that survived to adulthood when assayed in the temperature at which they had evolved over the course of the ex-</text:p>
            <text:p>periment (relative to the opposite-temperature homogeneous pop-</text:p>
            <text:p>Ulations)</text:p>
          </table:table-cell>
          <table:table-cell/>
          <table:table-cell office:value-type="string" calcext:value-type="string">
            <text:p>YES</text:p>
          </table:table-cell>
        </table:table-row>
        <table:table-row table:style-name="ro60">
          <table:table-cell table:style-name="Default" office:value-type="string" calcext:value-type="string">
            <text:p>Sexual selection fails to promote adaptation to a new environment</text:p>
          </table:table-cell>
          <table:table-cell table:style-name="Default"/>
          <table:table-cell office:value-type="string" calcext:value-type="string">
            <text:p>The number of surviving progeny was significantly greater in the thermal control populations maintained under the ancestral temperature (258C) than in those same populations maintained under the thermal treatment,  Lower progeny production and slower development rate</text:p>
            <text:p>while under the thermal treatment indicated that the thermal</text:p>
            <text:p>treatment induced stress within the experimental populations., The monogamous populations exhibited a greater net reproductive</text:p>
            <text:p>rate (Fig. 4a; Table 1a) and produced a greater number of</text:p>
            <text:p>surviving progeny (Fig. 4b; Table 1b) than the thermal control populations. Development rate, measured after generation 47, in the monogamous populations also was faster than</text:p>
            <text:p>in the thermal controls, Thermal adaptation did not differ between the monogamous and polyandrous populations.Monogamous and polyandrous males showed no difference</text:p>
            <text:p>in their harm to the test females’ fecundity</text:p>
          </table:table-cell>
          <table:table-cell/>
          <table:table-cell office:value-type="string" calcext:value-type="string">
            <text:p>YES</text:p>
          </table:table-cell>
        </table:table-row>
        <table:table-row table:style-name="ro61">
          <table:table-cell table:style-name="Default" office:value-type="string" calcext:value-type="string">
            <text:p>The potential for adaptation in a naturalDaphnia magnapopulation: broad and narrow-sense heritability of net reproductive rate under Cd stress at two temperatures</text:p>
          </table:table-cell>
          <table:table-cell table:style-name="Default"/>
          <table:table-cell office:value-type="string" calcext:value-type="string">
            <text:p>At20°C, the R0of theD. magnapopulation exposed to Cdwas significantly lower than in the control (by 23 %). Theeffect of Cd was more pronounced at 24°C, with R0being88 % lower than in the control of 24°C.</text:p>
          </table:table-cell>
          <table:table-cell table:number-columns-repeated="2"/>
        </table:table-row>
        <table:table-row table:style-name="ro62">
          <table:table-cell table:style-name="Default" office:value-type="string" calcext:value-type="string">
            <text:p>The transgenerational effects of heat stress in the nematode</text:p>
            <text:p>Caenorhabditis remanei are negative and rapidly eliminated under direct</text:p>
            <text:p>selection for increased stress resistance in larvae</text:p>
          </table:table-cell>
          <table:table-cell table:style-name="Default"/>
          <table:table-cell table:style-name="Default" office:value-type="string" calcext:value-type="string">
            <text:p>parents subject to a prior heat stress actually produce offspring that are less able to survive a severe</text:p>
            <text:p>heat shock. Selection on heat shock resistance within the larvae via experimental evolution leads to a loss of</text:p>
            <text:p>sensitivity (robustness) to environmental variation during both the parental and larval periods.</text:p>
          </table:table-cell>
          <table:table-cell/>
          <table:table-cell office:value-type="string" calcext:value-type="string">
            <text:p>YES</text:p>
          </table:table-cell>
        </table:table-row>
        <table:table-row table:style-name="ro63">
          <table:table-cell table:style-name="Default" office:value-type="string" calcext:value-type="string">
            <text:p>Thermal Genetic Adaptation in the Water Flea Daphnia and its</text:p>
            <text:p>Impact: An Evolving Metacommunity Approach</text:p>
          </table:table-cell>
          <table:table-cell table:style-name="Default" table:number-columns-repeated="2"/>
          <table:table-cell/>
          <table:table-cell office:value-type="string" calcext:value-type="string">
            <text:p>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9">00/00/0000</text:date>, <text:time style:data-style-name="N2" text:time-value="12:57:19.3666037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6T11:57:01.579712062</meta:creation-date>
    <meta:generator>LibreOffice/6.0.7.3$Linux_X86_64 LibreOffice_project/00m0$Build-3</meta:generator>
    <dc:date>2020-08-16T17:38:38.635167674</dc:date>
    <meta:editing-duration>PT2H1M55S</meta:editing-duration>
    <meta:editing-cycles>4</meta:editing-cycles>
    <meta:document-statistic meta:table-count="1" meta:cell-count="247" meta:object-count="0"/>
  </office:meta>
</office:document-meta>
</file>